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4154in"/>
    </style:style>
    <style:style style:name="co7" style:family="table-column">
      <style:table-column-properties fo:break-before="auto" style:column-width="1.4008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4575in"/>
    </style:style>
    <style:style style:name="co13" style:family="table-column">
      <style:table-column-properties fo:break-before="auto" style:column-width="1.3146in"/>
    </style:style>
    <style:style style:name="co14" style:family="table-column">
      <style:table-column-properties fo:break-before="auto" style:column-width="1.4437in"/>
    </style:style>
    <style:style style:name="co15" style:family="table-column">
      <style:table-column-properties fo:break-before="auto" style:column-width="1.3862in"/>
    </style:style>
    <style:style style:name="co16" style:family="table-column">
      <style:table-column-properties fo:break-before="auto" style:column-width="1.4862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172in"/>
    </style:style>
    <style:style style:name="co19" style:family="table-column">
      <style:table-column-properties fo:break-before="auto" style:column-width="1.272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1.3291in"/>
    </style:style>
    <style:style style:name="co22" style:family="table-column">
      <style:table-column-properties fo:break-before="auto" style:column-width="1.1575in"/>
    </style:style>
    <style:style style:name="co23" style:family="table-column">
      <style:table-column-properties fo:break-before="auto" style:column-width="1.1862in"/>
    </style:style>
    <style:style style:name="co24" style:family="table-column">
      <style:table-column-properties fo:break-before="auto" style:column-width="0.6283in"/>
    </style:style>
    <style:style style:name="co25" style:family="table-column">
      <style:table-column-properties fo:break-before="auto" style:column-width="0.9717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9102in"/>
    </style:style>
    <style:style style:name="co28" style:family="table-column">
      <style:table-column-properties fo:break-before="auto" style:column-width="1.1429in"/>
    </style:style>
    <style:style style:name="co29" style:family="table-column">
      <style:table-column-properties fo:break-before="auto" style:column-width="1.2429in"/>
    </style:style>
    <style:style style:name="co30" style:family="table-column">
      <style:table-column-properties fo:break-before="auto" style:column-width="1.472in"/>
    </style:style>
    <style:style style:name="co31" style:family="table-column">
      <style:table-column-properties fo:break-before="auto" style:column-width="1.2291in"/>
    </style:style>
    <style:style style:name="co32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1"/>
  </office:automatic-styles>
  <office:body>
    <office:spreadsheet>
      <table:table table:name="test_0001#2015_06_17_22_00_47_1434571247.6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83" calcext:value-type="percentage">
            <text:p>26.83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616666666667" calcext:value-type="percentage">
            <text:p>25.86%</text:p>
          </table:table-cell>
        </table:table-row>
        <table:table-row table:style-name="ro1">
          <table:table-cell office:value-type="string" calcext:value-type="string">
            <text:p>run8_ep21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02#2015_06_17_22_28_30_1434572910.67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107" calcext:value-type="percentage">
            <text:p>81.07%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8" calcext:value-type="percentage">
            <text:p>26.18%</text:p>
          </table:table-cell>
        </table:table-row>
        <table:table-row table:style-name="ro1">
          <table:table-cell office:value-type="string" calcext:value-type="string">
            <text:p>run8_ep21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75" calcext:value-type="percentage">
            <text:p>76.75%</text:p>
          </table:table-cell>
        </table:table-row>
      </table:table>
      <table:table table:name="test_0003#2015_06_17_22_56_11_1434574571.34" table:style-name="ta1">
        <table:table-column table:style-name="co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36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58" calcext:value-type="percentage">
            <text:p>26.58%</text:p>
          </table:table-cell>
          <table:table-cell table:number-columns-repeated="2" office:value-type="percentage" office:value="0.2892" calcext:value-type="percentage">
            <text:p>28.92%</text:p>
          </table:table-cell>
          <table:table-cell table:formula="of:=AVERAGE([.D3:.I3])" office:value-type="percentage" office:value="0.258483333333333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ep20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7916666666667" calcext:value-type="percentage">
            <text:p>76.79%</text:p>
          </table:table-cell>
        </table:table-row>
      </table:table>
      <table:table table:name="test_0004#2015_06_17_23_23_52_1434576232.12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2083333333333" calcext:value-type="percentage">
            <text:p>81.21%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11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ep20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1" calcext:value-type="percentage">
            <text:p>76.71%</text:p>
          </table:table-cell>
        </table:table-row>
      </table:table>
      <table:table table:name="test_0005#2015_06_17_23_51_31_1434577891.57" table:style-name="ta1">
        <table:table-column table:style-name="co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735" calcext:value-type="percentage">
            <text:p>76.74%</text:p>
          </table:table-cell>
        </table:table-row>
      </table:table>
      <table:table table:name="test_0006#2015_06_18_00_19_17_1434579557.97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67" calcext:value-type="percentage">
            <text:p>84.67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number-columns-repeated="2" office:value-type="percentage" office:value="0.2925" calcext:value-type="percentage">
            <text:p>29.25%</text:p>
          </table:table-cell>
          <table:table-cell table:formula="of:=AVERAGE([.D3:.I3])" office:value-type="percentage" office:value="0.2625" calcext:value-type="percentage">
            <text:p>26.25%</text:p>
          </table:table-cell>
        </table:table-row>
        <table:table-row table:style-name="ro1">
          <table:table-cell office:value-type="string" calcext:value-type="string">
            <text:p>run8_ep1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066666666667" calcext:value-type="percentage">
            <text:p>76.81%</text:p>
          </table:table-cell>
        </table:table-row>
      </table:table>
      <table:table table:name="test_0007#2015_06_18_00_47_10_1434581230.05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8466666666667" calcext:value-type="percentage">
            <text:p>25.85%</text:p>
          </table:table-cell>
        </table:table-row>
        <table:table-row table:style-name="ro1">
          <table:table-cell office:value-type="string" calcext:value-type="string">
            <text:p>run8_ep1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5716666666667" calcext:value-type="percentage">
            <text:p>76.57%</text:p>
          </table:table-cell>
        </table:table-row>
      </table:table>
      <table:table table:name="test_0008#2015_06_18_01_14_59_1434582899.06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3066666666667" calcext:value-type="percentage">
            <text:p>81.31%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708" calcext:value-type="percentage">
            <text:p>27.08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1116666666667" calcext:value-type="percentage">
            <text:p>26.11%</text:p>
          </table:table-cell>
        </table:table-row>
        <table:table-row table:style-name="ro1">
          <table:table-cell office:value-type="string" calcext:value-type="string">
            <text:p>run8_ep1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08" calcext:value-type="percentage">
            <text:p>73.08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09#2015_06_18_01_42_57_1434584577.5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933333333334" calcext:value-type="percentage">
            <text:p>81.19%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" calcext:value-type="percentage">
            <text:p>26.00%</text:p>
          </table:table-cell>
          <table:table-cell table:number-columns-repeated="2" office:value-type="percentage" office:value="0.29" calcext:value-type="percentage">
            <text:p>29.00%</text:p>
          </table:table-cell>
          <table:table-cell table:formula="of:=AVERAGE([.D3:.I3])" office:value-type="percentage" office:value="0.256666666666667" calcext:value-type="percentage">
            <text:p>25.67%</text:p>
          </table:table-cell>
        </table:table-row>
        <table:table-row table:style-name="ro1">
          <table:table-cell office:value-type="string" calcext:value-type="string">
            <text:p>run8_ep18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7216666666667" calcext:value-type="percentage">
            <text:p>76.72%</text:p>
          </table:table-cell>
        </table:table-row>
      </table:table>
      <table:table table:name="test_0010#2015_06_18_02_10_42_1434586242.67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92" calcext:value-type="percentage">
            <text:p>74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9" calcext:value-type="percentage">
            <text:p>89.00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1516666666667" calcext:value-type="percentage">
            <text:p>81.15%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59433333333333" calcext:value-type="percentage">
            <text:p>25.94%</text:p>
          </table:table-cell>
        </table:table-row>
        <table:table-row table:style-name="ro1">
          <table:table-cell office:value-type="string" calcext:value-type="string">
            <text:p>run8_ep18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835" calcext:value-type="percentage">
            <text:p>76.84%</text:p>
          </table:table-cell>
        </table:table-row>
      </table:table>
      <table:table table:name="test_0011#2015_06_18_02_38_30_1434587910.29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ep2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12#2015_06_18_03_06_15_1434589575.84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33" calcext:value-type="percentage">
            <text:p>79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8883333333333" calcext:value-type="percentage">
            <text:p>80.89%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3125" calcext:value-type="percentage">
            <text:p>31.25%</text:p>
          </table:table-cell>
          <table:table-cell office:value-type="percentage" office:value="0.3033" calcext:value-type="percentage">
            <text:p>30.33%</text:p>
          </table:table-cell>
          <table:table-cell table:formula="of:=AVERAGE([.D3:.I3])" office:value-type="percentage" office:value="0.271516666666667" calcext:value-type="percentage">
            <text:p>27.15%</text:p>
          </table:table-cell>
        </table:table-row>
        <table:table-row table:style-name="ro1">
          <table:table-cell office:value-type="string" calcext:value-type="string">
            <text:p>run7_ep2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13#2015_06_18_03_34_01_1434591241.92" table:style-name="ta1"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308" calcext:value-type="percentage">
            <text:p>83.08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33" calcext:value-type="percentage">
            <text:p>22.33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3083" calcext:value-type="percentage">
            <text:p>30.83%</text:p>
          </table:table-cell>
          <table:table-cell office:value-type="percentage" office:value="0.305" calcext:value-type="percentage">
            <text:p>30.50%</text:p>
          </table:table-cell>
          <table:table-cell table:formula="of:=AVERAGE([.D3:.I3])" office:value-type="percentage" office:value="0.2704" calcext:value-type="percentage">
            <text:p>27.04%</text:p>
          </table:table-cell>
        </table:table-row>
        <table:table-row table:style-name="ro1">
          <table:table-cell office:value-type="string" calcext:value-type="string">
            <text:p>run7_ep2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2" calcext:value-type="percentage">
            <text:p>76.32%</text:p>
          </table:table-cell>
        </table:table-row>
      </table:table>
      <table:table table:name="test_0014#2015_06_18_04_01_47_1434592907.18" table:style-name="ta1">
        <table:table-column table:style-name="co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433" calcext:value-type="percentage">
            <text:p>84.33%</text:p>
          </table:table-cell>
          <table:table-cell office:value-type="percentage" office:value="0.8825" calcext:value-type="percentage">
            <text:p>88.25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11666666666667" calcext:value-type="percentage">
            <text:p>81.17%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792" calcext:value-type="percentage">
            <text:p>27.92%</text:p>
          </table:table-cell>
          <table:table-cell table:formula="of:=AVERAGE([.D3:.I3])" office:value-type="percentage" office:value="0.24765" calcext:value-type="percentage">
            <text:p>24.77%</text:p>
          </table:table-cell>
        </table:table-row>
        <table:table-row table:style-name="ro1">
          <table:table-cell office:value-type="string" calcext:value-type="string">
            <text:p>run7_ep1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39" calcext:value-type="percentage">
            <text:p>76.39%</text:p>
          </table:table-cell>
        </table:table-row>
      </table:table>
      <table:table table:name="test_0015#2015_06_18_04_29_30_1434594570.85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792" calcext:value-type="percentage">
            <text:p>27.92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50966666666667" calcext:value-type="percentage">
            <text:p>25.10%</text:p>
          </table:table-cell>
        </table:table-row>
        <table:table-row table:style-name="ro1">
          <table:table-cell office:value-type="string" calcext:value-type="string">
            <text:p>run7_ep19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5683333333333" calcext:value-type="percentage">
            <text:p>76.57%</text:p>
          </table:table-cell>
        </table:table-row>
      </table:table>
      <table:table table:name="test_0016#2015_06_18_04_57_17_1434596237.02" table:style-name="ta1">
        <table:table-column table:style-name="co14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75" calcext:value-type="percentage">
            <text:p>83.75%</text:p>
          </table:table-cell>
          <table:table-cell table:number-columns-repeated="2" office:value-type="percentage" office:value="0.885" calcext:value-type="percentage">
            <text:p>88.50%</text:p>
          </table:table-cell>
          <table:table-cell table:formula="of:=AVERAGE([.D2:.I2])" office:value-type="percentage" office:value="0.809583333333333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92" calcext:value-type="percentage">
            <text:p>20.92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ep19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75" calcext:value-type="percentage">
            <text:p>72.7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64316666666667" calcext:value-type="percentage">
            <text:p>76.43%</text:p>
          </table:table-cell>
        </table:table-row>
      </table:table>
      <table:table table:name="test_0017#2015_06_18_05_25_09_1434597909.54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42" calcext:value-type="percentage">
            <text:p>83.42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4866666666667" calcext:value-type="percentage">
            <text:p>80.49%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258" calcext:value-type="percentage">
            <text:p>22.5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742" calcext:value-type="percentage">
            <text:p>27.42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942" calcext:value-type="percentage">
            <text:p>29.42%</text:p>
          </table:table-cell>
          <table:table-cell table:formula="of:=AVERAGE([.D3:.I3])" office:value-type="percentage" office:value="0.255983333333333" calcext:value-type="percentage">
            <text:p>25.60%</text:p>
          </table:table-cell>
        </table:table-row>
        <table:table-row table:style-name="ro1">
          <table:table-cell office:value-type="string" calcext:value-type="string">
            <text:p>run7_ep18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18#2015_06_18_05_53_09_1434599589.02" table:style-name="ta1">
        <table:table-column table:style-name="co16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8058" calcext:value-type="percentage">
            <text:p>80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13316666666667" calcext:value-type="percentage">
            <text:p>81.33%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table:formula="of:=AVERAGE([.D3:.I3])" office:value-type="percentage" office:value="0.236383333333333" calcext:value-type="percentage">
            <text:p>23.64%</text:p>
          </table:table-cell>
        </table:table-row>
        <table:table-row table:style-name="ro1">
          <table:table-cell office:value-type="string" calcext:value-type="string">
            <text:p>run7_ep1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585" calcext:value-type="percentage">
            <text:p>76.59%</text:p>
          </table:table-cell>
        </table:table-row>
      </table:table>
      <table:table table:name="test_0019#2015_06_18_06_20_55_1434601255.69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09733333333333" calcext:value-type="percentage">
            <text:p>80.97%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58" calcext:value-type="percentage">
            <text:p>27.58%</text:p>
          </table:table-cell>
          <table:table-cell table:formula="of:=AVERAGE([.D3:.I3])" office:value-type="percentage" office:value="0.252216666666667" calcext:value-type="percentage">
            <text:p>25.22%</text:p>
          </table:table-cell>
        </table:table-row>
        <table:table-row table:style-name="ro1">
          <table:table-cell office:value-type="string" calcext:value-type="string">
            <text:p>run7_ep18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258" calcext:value-type="percentage">
            <text:p>72.58%</text:p>
          </table:table-cell>
          <table:table-cell office:value-type="percentage" office:value="0.7692" calcext:value-type="percentage">
            <text:p>76.92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8333333333333" calcext:value-type="percentage">
            <text:p>76.83%</text:p>
          </table:table-cell>
        </table:table-row>
      </table:table>
      <table:table table:name="test_0020#2015_06_18_06_48_56_1434602936.5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42" calcext:value-type="percentage">
            <text:p>88.42%</text:p>
          </table:table-cell>
          <table:table-cell table:formula="of:=AVERAGE([.D2:.I2])" office:value-type="percentage" office:value="0.812666666666667" calcext:value-type="percentage">
            <text:p>81.27%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242" calcext:value-type="percentage">
            <text:p>22.42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9166666666667" calcext:value-type="percentage">
            <text:p>24.92%</text:p>
          </table:table-cell>
        </table:table-row>
        <table:table-row table:style-name="ro1">
          <table:table-cell office:value-type="string" calcext:value-type="string">
            <text:p>run7_ep1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08" calcext:value-type="percentage">
            <text:p>67.08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9016666666667" calcext:value-type="percentage">
            <text:p>76.90%</text:p>
          </table:table-cell>
        </table:table-row>
      </table:table>
      <table:table table:name="test_0021#2015_06_18_07_16_42_1434604602.5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45" calcext:value-type="percentage">
            <text:p>74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67" calcext:value-type="percentage">
            <text:p>83.67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0566666666667" calcext:value-type="percentage">
            <text:p>81.06%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25" calcext:value-type="percentage">
            <text:p>21.25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25" calcext:value-type="percentage">
            <text:p>28.25%</text:p>
          </table:table-cell>
          <table:table-cell table:formula="of:=AVERAGE([.D3:.I3])" office:value-type="percentage" office:value="0.2547" calcext:value-type="percentage">
            <text:p>25.47%</text:p>
          </table:table-cell>
        </table:table-row>
        <table:table-row table:style-name="ro1">
          <table:table-cell office:value-type="string" calcext:value-type="string">
            <text:p>run7_ep17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3766666666667" calcext:value-type="percentage">
            <text:p>76.38%</text:p>
          </table:table-cell>
        </table:table-row>
      </table:table>
      <table:table table:name="test_0022#2015_06_18_07_44_41_1434606281.7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" calcext:value-type="percentage">
            <text:p>84.0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9033333333333" calcext:value-type="percentage">
            <text:p>80.90%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342" calcext:value-type="percentage">
            <text:p>23.42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4733333333333" calcext:value-type="percentage">
            <text:p>26.47%</text:p>
          </table:table-cell>
        </table:table-row>
        <table:table-row table:style-name="ro1">
          <table:table-cell office:value-type="string" calcext:value-type="string">
            <text:p>run7_ep17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58" calcext:value-type="percentage">
            <text:p>67.58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704" calcext:value-type="percentage">
            <text:p>77.04%</text:p>
          </table:table-cell>
        </table:table-row>
      </table:table>
      <table:table table:name="test_0023#2015_06_18_08_45_49_1434609949.37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75" calcext:value-type="percentage">
            <text:p>84.75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3616666666667" calcext:value-type="percentage">
            <text:p>81.36%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67" calcext:value-type="percentage">
            <text:p>29.67%</text:p>
          </table:table-cell>
          <table:table-cell office:value-type="percentage" office:value="0.3008" calcext:value-type="percentage">
            <text:p>30.08%</text:p>
          </table:table-cell>
          <table:table-cell table:formula="of:=AVERAGE([.D3:.I3])" office:value-type="percentage" office:value="0.263066666666667" calcext:value-type="percentage">
            <text:p>26.31%</text:p>
          </table:table-cell>
        </table:table-row>
        <table:table-row table:style-name="ro1">
          <table:table-cell office:value-type="string" calcext:value-type="string">
            <text:p>run7_ep17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54" calcext:value-type="percentage">
            <text:p>76.54%</text:p>
          </table:table-cell>
        </table:table-row>
      </table:table>
      <table:table table:name="test_0024#2015_06_18_09_13_37_1434611617.41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58" calcext:value-type="percentage">
            <text:p>88.58%</text:p>
          </table:table-cell>
          <table:table-cell table:formula="of:=AVERAGE([.D2:.I2])" office:value-type="percentage" office:value="0.8104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83" calcext:value-type="percentage">
            <text:p>27.83%</text:p>
          </table:table-cell>
          <table:table-cell office:value-type="percentage" office:value="0.2933" calcext:value-type="percentage">
            <text:p>29.33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6165" calcext:value-type="percentage">
            <text:p>26.17%</text:p>
          </table:table-cell>
        </table:table-row>
        <table:table-row table:style-name="ro1">
          <table:table-cell office:value-type="string" calcext:value-type="string">
            <text:p>run7_ep16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8466666666667" calcext:value-type="percentage">
            <text:p>76.85%</text:p>
          </table:table-cell>
        </table:table-row>
      </table:table>
      <table:table table:name="test_0025#2015_06_18_09_41_33_1434613293.47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8118" calcext:value-type="percentage">
            <text:p>81.18%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75" calcext:value-type="percentage">
            <text:p>18.75%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383" calcext:value-type="percentage">
            <text:p>23.8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42" calcext:value-type="percentage">
            <text:p>24.42%</text:p>
          </table:table-cell>
          <table:table-cell table:formula="of:=AVERAGE([.D3:.I3])" office:value-type="percentage" office:value="0.229433333333333" calcext:value-type="percentage">
            <text:p>22.94%</text:p>
          </table:table-cell>
        </table:table-row>
        <table:table-row table:style-name="ro1">
          <table:table-cell office:value-type="string" calcext:value-type="string">
            <text:p>run7_ep16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5" calcext:value-type="percentage">
            <text:p>82.5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59166666666667" calcext:value-type="percentage">
            <text:p>75.92%</text:p>
          </table:table-cell>
        </table:table-row>
      </table:table>
      <table:table table:name="test_0026#2015_06_18_10_09_31_1434614971.23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75" calcext:value-type="percentage">
            <text:p>80.75%</text:p>
          </table:table-cell>
          <table:table-cell office:value-type="percentage" office:value="0.8458" calcext:value-type="percentage">
            <text:p>84.58%</text:p>
          </table:table-cell>
          <table:table-cell office:value-type="percentage" office:value="0.8883" calcext:value-type="percentage">
            <text:p>88.83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2216666666667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" calcext:value-type="percentage">
            <text:p>21.00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75" calcext:value-type="percentage">
            <text:p>27.75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375" calcext:value-type="percentage">
            <text:p>25.38%</text:p>
          </table:table-cell>
        </table:table-row>
        <table:table-row table:style-name="ro1">
          <table:table-cell office:value-type="string" calcext:value-type="string">
            <text:p>run7_ep15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108" calcext:value-type="percentage">
            <text:p>81.08%</text:p>
          </table:table-cell>
          <table:table-cell office:value-type="percentage" office:value="0.8217" calcext:value-type="percentage">
            <text:p>82.17%</text:p>
          </table:table-cell>
          <table:table-cell table:formula="of:=AVERAGE([.D4:.I4])" office:value-type="percentage" office:value="0.759566666666667" calcext:value-type="percentage">
            <text:p>75.96%</text:p>
          </table:table-cell>
        </table:table-row>
      </table:table>
      <table:table table:name="test_0027#2015_06_18_10_37_17_1434616637.51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5" calcext:value-type="percentage">
            <text:p>88.50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554" calcext:value-type="percentage">
            <text:p>25.54%</text:p>
          </table:table-cell>
        </table:table-row>
        <table:table-row table:style-name="ro1">
          <table:table-cell office:value-type="string" calcext:value-type="string">
            <text:p>run7_ep15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42" calcext:value-type="percentage">
            <text:p>72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table table:name="test_0028#2015_06_18_11_05_07_1434618307.22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17" calcext:value-type="percentage">
            <text:p>84.17%</text:p>
          </table:table-cell>
          <table:table-cell office:value-type="percentage" office:value="0.8833" calcext:value-type="percentage">
            <text:p>88.33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11116666666667" calcext:value-type="percentage">
            <text:p>81.11%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08" calcext:value-type="percentage">
            <text:p>19.08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41666666666667" calcext:value-type="percentage">
            <text:p>24.17%</text:p>
          </table:table-cell>
        </table:table-row>
        <table:table-row table:style-name="ro1">
          <table:table-cell office:value-type="string" calcext:value-type="string">
            <text:p>run7_ep15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" calcext:value-type="percentage">
            <text:p>67.00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3483333333333" calcext:value-type="percentage">
            <text:p>76.35%</text:p>
          </table:table-cell>
        </table:table-row>
      </table:table>
      <table:table table:name="test_0029#2015_06_18_11_32_59_1434619979.76" table:style-name="ta1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425" calcext:value-type="percentage">
            <text:p>84.25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46683333333333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run7_ep1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4733333333333" calcext:value-type="percentage">
            <text:p>76.47%</text:p>
          </table:table-cell>
        </table:table-row>
      </table:table>
      <table:table table:name="test_0030#2015_06_18_12_02_14_1434621734.6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33" calcext:value-type="percentage">
            <text:p>71.33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10133333333333" calcext:value-type="percentage">
            <text:p>81.01%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7783333333333" calcext:value-type="percentage">
            <text:p>25.78%</text:p>
          </table:table-cell>
        </table:table-row>
        <table:table-row table:style-name="ro1">
          <table:table-cell office:value-type="string" calcext:value-type="string">
            <text:p>run7_ep1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25" calcext:value-type="percentage">
            <text:p>83.25%</text:p>
          </table:table-cell>
          <table:table-cell table:formula="of:=AVERAGE([.D4:.I4])" office:value-type="percentage" office:value="0.763616666666667" calcext:value-type="percentage">
            <text:p>76.36%</text:p>
          </table:table-cell>
        </table:table-row>
      </table:table>
      <table:table table:name="test_0031#2015_06_18_12_30_31_1434623431.91" table:style-name="ta1">
        <table:table-column table:style-name="co2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867" calcext:value-type="percentage">
            <text:p>88.67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percentage" office:value="0.813883333333333" calcext:value-type="percentage">
            <text:p>81.39%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883" calcext:value-type="percentage">
            <text:p>28.83%</text:p>
          </table:table-cell>
          <table:table-cell table:formula="of:=AVERAGE([.D3:.I3])" office:value-type="percentage" office:value="0.262766666666667" calcext:value-type="percentage">
            <text:p>26.28%</text:p>
          </table:table-cell>
        </table:table-row>
        <table:table-row table:style-name="ro1">
          <table:table-cell office:value-type="string" calcext:value-type="string">
            <text:p>run7_ep14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17" calcext:value-type="percentage">
            <text:p>81.17%</text:p>
          </table:table-cell>
          <table:table-cell office:value-type="percentage" office:value="0.8392" calcext:value-type="percentage">
            <text:p>83.92%</text:p>
          </table:table-cell>
          <table:table-cell table:formula="of:=AVERAGE([.D4:.I4])" office:value-type="percentage" office:value="0.7636" calcext:value-type="percentage">
            <text:p>76.36%</text:p>
          </table:table-cell>
        </table:table-row>
      </table:table>
      <table:table table:name="test_0032#2015_06_18_12_58_20_1434625100.05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58" calcext:value-type="percentage">
            <text:p>88.58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8616666666667" calcext:value-type="percentage">
            <text:p>80.86%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67" calcext:value-type="percentage">
            <text:p>21.67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692" calcext:value-type="percentage">
            <text:p>26.92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" calcext:value-type="percentage">
            <text:p>29.00%</text:p>
          </table:table-cell>
          <table:table-cell table:formula="of:=AVERAGE([.D3:.I3])" office:value-type="percentage" office:value="0.259316666666667" calcext:value-type="percentage">
            <text:p>25.93%</text:p>
          </table:table-cell>
        </table:table-row>
        <table:table-row table:style-name="ro1">
          <table:table-cell office:value-type="string" calcext:value-type="string">
            <text:p>run7_ep1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658" calcext:value-type="percentage">
            <text:p>76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6533333333333" calcext:value-type="percentage">
            <text:p>76.65%</text:p>
          </table:table-cell>
        </table:table-row>
      </table:table>
      <table:table table:name="test_0033#2015_06_18_13_28_05_1434626885.34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8033" calcext:value-type="percentage">
            <text:p>80.33%</text:p>
          </table:table-cell>
          <table:table-cell office:value-type="percentage" office:value="0.8408" calcext:value-type="percentage">
            <text:p>84.08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09566666666667" calcext:value-type="percentage">
            <text:p>80.96%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17" calcext:value-type="percentage">
            <text:p>20.17%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533" calcext:value-type="percentage">
            <text:p>25.33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33" calcext:value-type="percentage">
            <text:p>27.33%</text:p>
          </table:table-cell>
          <table:table-cell table:formula="of:=AVERAGE([.D3:.I3])" office:value-type="percentage" office:value="0.246666666666667" calcext:value-type="percentage">
            <text:p>24.67%</text:p>
          </table:table-cell>
        </table:table-row>
        <table:table-row table:style-name="ro1">
          <table:table-cell office:value-type="string" calcext:value-type="string">
            <text:p>run7_ep1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1383333333333" calcext:value-type="percentage">
            <text:p>76.14%</text:p>
          </table:table-cell>
        </table:table-row>
      </table:table>
      <table:table table:name="test12#2015_06_18_13_49_55_1434628195.69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458" calcext:value-type="percentage">
            <text:p>74.58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117" calcext:value-type="percentage">
            <text:p>81.17%</text:p>
          </table:table-cell>
          <table:table-cell table:formula="of:=AVERAGE([.D2:.I2])" office:value-type="percentage" office:value="0.75625" calcext:value-type="percentage">
            <text:p>75.63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5" calcext:value-type="percentage">
            <text:p>84.50%</text:p>
          </table:table-cell>
          <table:table-cell office:value-type="percentage" office:value="0.8875" calcext:value-type="percentage">
            <text:p>88.75%</text:p>
          </table:table-cell>
          <table:table-cell office:value-type="percentage" office:value="0.8833" calcext:value-type="percentage">
            <text:p>88.33%</text:p>
          </table:table-cell>
          <table:table-cell table:formula="of:=AVERAGE([.D3:.I3])" office:value-type="percentage" office:value="0.81415" calcext:value-type="percentage">
            <text:p>81.42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483" calcext:value-type="percentage">
            <text:p>84.83%</text:p>
          </table:table-cell>
          <table:table-cell office:value-type="percentage" office:value="0.8917" calcext:value-type="percentage">
            <text:p>89.17%</text:p>
          </table:table-cell>
          <table:table-cell office:value-type="percentage" office:value="0.9075" calcext:value-type="percentage">
            <text:p>90.75%</text:p>
          </table:table-cell>
          <table:table-cell table:formula="of:=AVERAGE([.D4:.I4])" office:value-type="percentage" office:value="0.825133333333333" calcext:value-type="percentage">
            <text:p>82.51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83" calcext:value-type="percentage">
            <text:p>82.83%</text:p>
          </table:table-cell>
          <table:table-cell table:formula="of:=AVERAGE([.D5:.I5])" office:value-type="percentage" office:value="0.76735" calcext:value-type="percentage">
            <text:p>76.74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8" calcext:value-type="percentage">
            <text:p>21.58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6:.I6])" office:value-type="percentage" office:value="0.26415" calcext:value-type="percentage">
            <text:p>26.42%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lean</text:p>
          </table:table-cell>
          <table:table-cell office:value-type="percentage" office:value="0.1942" calcext:value-type="percentage">
            <text:p>19.42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817" calcext:value-type="percentage">
            <text:p>28.17%</text:p>
          </table:table-cell>
          <table:table-cell table:formula="of:=AVERAGE([.D7:.I7])" office:value-type="percentage" office:value="0.24695" calcext:value-type="percentage">
            <text:p>24.70%</text:p>
          </table:table-cell>
        </table:table-row>
      </table:table>
      <table:table table:name="test_0034#2015_06_18_13_55_50_1434628550.3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percentage" office:value="0.81125" calcext:value-type="percentage">
            <text:p>81.13%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267" calcext:value-type="percentage">
            <text:p>22.67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33" calcext:value-type="percentage">
            <text:p>28.33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53883333333333" calcext:value-type="percentage">
            <text:p>25.39%</text:p>
          </table:table-cell>
        </table:table-row>
        <table:table-row table:style-name="ro1">
          <table:table-cell office:value-type="string" calcext:value-type="string">
            <text:p>run7_ep13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833" calcext:value-type="percentage">
            <text:p>78.33%</text:p>
          </table:table-cell>
          <table:table-cell office:value-type="percentage" office:value="0.8233" calcext:value-type="percentage">
            <text:p>82.33%</text:p>
          </table:table-cell>
          <table:table-cell office:value-type="percentage" office:value="0.8308" calcext:value-type="percentage">
            <text:p>83.08%</text:p>
          </table:table-cell>
          <table:table-cell table:formula="of:=AVERAGE([.D4:.I4])" office:value-type="percentage" office:value="0.763033333333333" calcext:value-type="percentage">
            <text:p>76.30%</text:p>
          </table:table-cell>
        </table:table-row>
      </table:table>
      <table:table table:name="test_0035#2015_06_18_14_23_47_1434630227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8017" calcext:value-type="percentage">
            <text:p>80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92" calcext:value-type="percentage">
            <text:p>88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09466666666667" calcext:value-type="percentage">
            <text:p>80.95%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9583333333333" calcext:value-type="percentage">
            <text:p>24.96%</text:p>
          </table:table-cell>
        </table:table-row>
        <table:table-row table:style-name="ro1">
          <table:table-cell office:value-type="string" calcext:value-type="string">
            <text:p>run7_ep13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192" calcext:value-type="percentage">
            <text:p>81.9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28" calcext:value-type="percentage">
            <text:p>76.28%</text:p>
          </table:table-cell>
        </table:table-row>
      </table:table>
      <table:table table:name="test_0036#2015_06_18_14_54_16_1434632056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517" calcext:value-type="percentage">
            <text:p>75.17%</text:p>
          </table:table-cell>
          <table:table-cell office:value-type="percentage" office:value="0.805" calcext:value-type="percentage">
            <text:p>80.50%</text:p>
          </table:table-cell>
          <table:table-cell office:value-type="percentage" office:value="0.8392" calcext:value-type="percentage">
            <text:p>83.92%</text:p>
          </table:table-cell>
          <table:table-cell table:number-columns-repeated="2" office:value-type="percentage" office:value="0.8825" calcext:value-type="percentage">
            <text:p>88.25%</text:p>
          </table:table-cell>
          <table:table-cell table:formula="of:=AVERAGE([.D2:.I2])" office:value-type="percentage" office:value="0.81195" calcext:value-type="percentage">
            <text:p>81.20%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817" calcext:value-type="percentage">
            <text:p>28.17%</text:p>
          </table:table-cell>
          <table:table-cell table:formula="of:=AVERAGE([.D3:.I3])" office:value-type="percentage" office:value="0.25805" calcext:value-type="percentage">
            <text:p>25.81%</text:p>
          </table:table-cell>
        </table:table-row>
        <table:table-row table:style-name="ro1">
          <table:table-cell office:value-type="string" calcext:value-type="string">
            <text:p>run7_ep1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683" calcext:value-type="percentage">
            <text:p>76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383" calcext:value-type="percentage">
            <text:p>83.83%</text:p>
          </table:table-cell>
          <table:table-cell table:formula="of:=AVERAGE([.D4:.I4])" office:value-type="percentage" office:value="0.7686" calcext:value-type="percentage">
            <text:p>76.86%</text:p>
          </table:table-cell>
        </table:table-row>
      </table:table>
      <table:table table:name="test12#2015_06_18_15_12_08_1434633128.66" table:style-name="ta1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office:value-type="string" calcext:value-type="string">
            <text:p>-6dB</text:p>
          </table:table-cell>
          <table:table-cell office:value-type="string" calcext:value-type="string">
            <text:p>-3dB</text:p>
          </table:table-cell>
          <table:table-cell office:value-type="string" calcext:value-type="string">
            <text:p><text:s/>0dB</text:p>
          </table:table-cell>
          <table:table-cell office:value-type="string" calcext:value-type="string">
            <text:p><text:s/>3dB</text:p>
          </table:table-cell>
          <table:table-cell office:value-type="string" calcext:value-type="string">
            <text:p><text:s/>6dB</text:p>
          </table:table-cell>
          <table:table-cell office:value-type="string" calcext:value-type="string">
            <text:p><text:s/>9dB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8_ep20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processed_test12</text:p>
          </table:table-cell>
          <table:table-cell table:style-name="ce1" office:value-type="percentage" office:value="0.7283" calcext:value-type="percentage">
            <text:p>72.83%</text:p>
          </table:table-cell>
          <table:table-cell table:style-name="ce1" office:value-type="percentage" office:value="0.7733" calcext:value-type="percentage">
            <text:p>77.33%</text:p>
          </table:table-cell>
          <table:table-cell table:style-name="ce1" office:value-type="percentage" office:value="0.8375" calcext:value-type="percentage">
            <text:p>83.75%</text:p>
          </table:table-cell>
          <table:table-cell table:style-name="ce1" office:value-type="percentage" office:value="0.8667" calcext:value-type="percentage">
            <text:p>86.67%</text:p>
          </table:table-cell>
          <table:table-cell table:style-name="ce1" office:value-type="percentage" office:value="0.88" calcext:value-type="percentage">
            <text:p>88.00%</text:p>
          </table:table-cell>
          <table:table-cell table:style-name="ce1" office:value-type="percentage" office:value="0.915" calcext:value-type="percentage">
            <text:p>91.50%</text:p>
          </table:table-cell>
          <table:table-cell table:style-name="ce2" table:formula="of:=AVERAGE([.D2:.I2])" office:value-type="percentage" office:value="0.833466666666667" calcext:value-type="percentage">
            <text:p>83.35%</text:p>
          </table:table-cell>
        </table:table-row>
      </table:table>
      <table:table table:name="test_0037#2015_06_18_15_23_33_1434633813.6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467" calcext:value-type="percentage">
            <text:p>84.6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12233333333333" calcext:value-type="percentage">
            <text:p>81.22%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225" calcext:value-type="percentage">
            <text:p>22.2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" calcext:value-type="percentage">
            <text:p>26.00%</text:p>
          </table:table-cell>
          <table:table-cell office:value-type="percentage" office:value="0.2575" calcext:value-type="percentage">
            <text:p>25.75%</text:p>
          </table:table-cell>
          <table:table-cell table:formula="of:=AVERAGE([.D3:.I3])" office:value-type="percentage" office:value="0.23805" calcext:value-type="percentage">
            <text:p>23.81%</text:p>
          </table:table-cell>
        </table:table-row>
        <table:table-row table:style-name="ro1">
          <table:table-cell office:value-type="string" calcext:value-type="string">
            <text:p>run7_ep12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58" calcext:value-type="percentage">
            <text:p>65.5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17" calcext:value-type="percentage">
            <text:p>76.17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1933333333333" calcext:value-type="percentage">
            <text:p>76.19%</text:p>
          </table:table-cell>
        </table:table-row>
      </table:table>
      <table:table table:name="test_0038#2015_06_18_15_51_53_1434635513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508" calcext:value-type="percentage">
            <text:p>75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417" calcext:value-type="percentage">
            <text:p>84.17%</text:p>
          </table:table-cell>
          <table:table-cell table:number-columns-repeated="2" office:value-type="percentage" office:value="0.8875" calcext:value-type="percentage">
            <text:p>88.75%</text:p>
          </table:table-cell>
          <table:table-cell table:formula="of:=AVERAGE([.D2:.I2])" office:value-type="percentage" office:value="0.812366666666667" calcext:value-type="percentage">
            <text:p>81.24%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92" calcext:value-type="percentage">
            <text:p>21.92%</text:p>
          </table:table-cell>
          <table:table-cell office:value-type="percentage" office:value="0.2292" calcext:value-type="percentage">
            <text:p>22.92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8" calcext:value-type="percentage">
            <text:p>28.00%</text:p>
          </table:table-cell>
          <table:table-cell table:number-columns-repeated="2" office:value-type="percentage" office:value="0.2958" calcext:value-type="percentage">
            <text:p>29.58%</text:p>
          </table:table-cell>
          <table:table-cell table:formula="of:=AVERAGE([.D3:.I3])" office:value-type="percentage" office:value="0.265416666666667" calcext:value-type="percentage">
            <text:p>26.54%</text:p>
          </table:table-cell>
        </table:table-row>
        <table:table-row table:style-name="ro1">
          <table:table-cell office:value-type="string" calcext:value-type="string">
            <text:p>run7_ep1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667" calcext:value-type="percentage">
            <text:p>76.67%</text:p>
          </table:table-cell>
          <table:table-cell office:value-type="percentage" office:value="0.7942" calcext:value-type="percentage">
            <text:p>79.42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8483333333333" calcext:value-type="percentage">
            <text:p>76.85%</text:p>
          </table:table-cell>
        </table:table-row>
      </table:table>
      <table:table table:name="test_0039#2015_06_18_16_19_54_1434637194.0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3183333333333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6265" calcext:value-type="percentage">
            <text:p>76.27%</text:p>
          </table:table-cell>
        </table:table-row>
      </table:table>
      <table:table table:name="test_0040#2015_06_18_16_48_15_1434638895.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735" calcext:value-type="percentage">
            <text:p>80.74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275" calcext:value-type="percentage">
            <text:p>22.75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office:value-type="percentage" office:value="0.2908" calcext:value-type="percentage">
            <text:p>29.08%</text:p>
          </table:table-cell>
          <table:table-cell office:value-type="percentage" office:value="0.2925" calcext:value-type="percentage">
            <text:p>29.25%</text:p>
          </table:table-cell>
          <table:table-cell table:formula="of:=AVERAGE([.D3:.I3])" office:value-type="percentage" office:value="0.263183333333333" calcext:value-type="percentage">
            <text:p>26.32%</text:p>
          </table:table-cell>
        </table:table-row>
        <table:table-row table:style-name="ro1">
          <table:table-cell office:value-type="string" calcext:value-type="string">
            <text:p>run7_ep11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67" calcext:value-type="percentage">
            <text:p>66.67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6265" calcext:value-type="percentage">
            <text:p>76.27%</text:p>
          </table:table-cell>
        </table:table-row>
      </table:table>
      <table:table table:name="test_0041#2015_06_18_17_16_27_1434640587.88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75" calcext:value-type="percentage">
            <text:p>73.75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408" calcext:value-type="percentage">
            <text:p>84.08%</text:p>
          </table:table-cell>
          <table:table-cell office:value-type="percentage" office:value="0.8842" calcext:value-type="percentage">
            <text:p>88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681666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917" calcext:value-type="percentage">
            <text:p>29.17%</text:p>
          </table:table-cell>
          <table:table-cell office:value-type="percentage" office:value="0.2975" calcext:value-type="percentage">
            <text:p>29.75%</text:p>
          </table:table-cell>
          <table:table-cell table:number-columns-repeated="2" office:value-type="percentage" office:value="0.3225" calcext:value-type="percentage">
            <text:p>32.25%</text:p>
          </table:table-cell>
          <table:table-cell table:formula="of:=AVERAGE([.D3:.I3])" office:value-type="percentage" office:value="0.28515" calcext:value-type="percentage">
            <text:p>28.52%</text:p>
          </table:table-cell>
        </table:table-row>
        <table:table-row table:style-name="ro1">
          <table:table-cell office:value-type="string" calcext:value-type="string">
            <text:p>run7_ep11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17" calcext:value-type="percentage">
            <text:p>66.17%</text:p>
          </table:table-cell>
          <table:table-cell office:value-type="percentage" office:value="0.7175" calcext:value-type="percentage">
            <text:p>71.75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75" calcext:value-type="percentage">
            <text:p>82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4866666666667" calcext:value-type="percentage">
            <text:p>76.49%</text:p>
          </table:table-cell>
        </table:table-row>
      </table:table>
      <table:table table:name="test_0042#2015_06_18_17_44_55_1434642295.49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92" calcext:value-type="percentage">
            <text:p>87.92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803483333333333" calcext:value-type="percentage">
            <text:p>80.35%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85" calcext:value-type="percentage">
            <text:p>28.50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percentage" office:value="0.254033333333333" calcext:value-type="percentage">
            <text:p>25.40%</text:p>
          </table:table-cell>
        </table:table-row>
        <table:table-row table:style-name="ro1">
          <table:table-cell office:value-type="string" calcext:value-type="string">
            <text:p>run7_ep11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" calcext:value-type="percentage">
            <text:p>76.00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208" calcext:value-type="percentage">
            <text:p>82.08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4166666666667" calcext:value-type="percentage">
            <text:p>76.42%</text:p>
          </table:table-cell>
        </table:table-row>
      </table:table>
      <table:table table:name="test_0043#2015_06_18_18_12_50_1434643970.8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8008" calcext:value-type="percentage">
            <text:p>80.08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10416666666667" calcext:value-type="percentage">
            <text:p>81.04%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758" calcext:value-type="percentage">
            <text:p>27.5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25" calcext:value-type="percentage">
            <text:p>29.25%</text:p>
          </table:table-cell>
          <table:table-cell office:value-type="percentage" office:value="0.2908" calcext:value-type="percentage">
            <text:p>29.08%</text:p>
          </table:table-cell>
          <table:table-cell table:formula="of:=AVERAGE([.D3:.I3])" office:value-type="percentage" office:value="0.261933333333333" calcext:value-type="percentage">
            <text:p>26.19%</text:p>
          </table:table-cell>
        </table:table-row>
        <table:table-row table:style-name="ro1">
          <table:table-cell office:value-type="string" calcext:value-type="string">
            <text:p>run7_ep10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7908" calcext:value-type="percentage">
            <text:p>79.08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67083333333333" calcext:value-type="percentage">
            <text:p>76.71%</text:p>
          </table:table-cell>
        </table:table-row>
      </table:table>
      <table:table table:name="test_0044#2015_06_18_18_41_03_1434645663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383" calcext:value-type="percentage">
            <text:p>73.8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58" calcext:value-type="percentage">
            <text:p>87.58%</text:p>
          </table:table-cell>
          <table:table-cell table:formula="of:=AVERAGE([.D2:.I2])" office:value-type="percentage" office:value="0.803883333333333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733" calcext:value-type="percentage">
            <text:p>27.33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842" calcext:value-type="percentage">
            <text:p>28.42%</text:p>
          </table:table-cell>
          <table:table-cell table:formula="of:=AVERAGE([.D3:.I3])" office:value-type="percentage" office:value="0.253616666666667" calcext:value-type="percentage">
            <text:p>25.36%</text:p>
          </table:table-cell>
        </table:table-row>
        <table:table-row table:style-name="ro1">
          <table:table-cell office:value-type="string" calcext:value-type="string">
            <text:p>run7_ep10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25" calcext:value-type="percentage">
            <text:p>67.25%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8217" calcext:value-type="percentage">
            <text:p>82.17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2783333333333" calcext:value-type="percentage">
            <text:p>76.28%</text:p>
          </table:table-cell>
        </table:table-row>
      </table:table>
      <table:table table:name="test_0045#2015_06_18_20_04_09_1434650649.71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67" calcext:value-type="percentage">
            <text:p>73.67%</text:p>
          </table:table-cell>
          <table:table-cell office:value-type="percentage" office:value="0.7992" calcext:value-type="percentage">
            <text:p>79.92%</text:p>
          </table:table-cell>
          <table:table-cell office:value-type="percentage" office:value="0.8358" calcext:value-type="percentage">
            <text:p>83.58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805966666666667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2583" calcext:value-type="percentage">
            <text:p>25.83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825" calcext:value-type="percentage">
            <text:p>28.25%</text:p>
          </table:table-cell>
          <table:table-cell office:value-type="percentage" office:value="0.265" calcext:value-type="percentage">
            <text:p>26.50%</text:p>
          </table:table-cell>
          <table:table-cell table:formula="of:=AVERAGE([.D3:.I3])" office:value-type="percentage" office:value="0.2511" calcext:value-type="percentage">
            <text:p>25.11%</text:p>
          </table:table-cell>
        </table:table-row>
        <table:table-row table:style-name="ro1">
          <table:table-cell office:value-type="string" calcext:value-type="string">
            <text:p>run7_ep09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92" calcext:value-type="percentage">
            <text:p>66.92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664" calcext:value-type="percentage">
            <text:p>76.64%</text:p>
          </table:table-cell>
        </table:table-row>
      </table:table>
      <table:table table:name="test_0046#2015_06_18_20_32_05_1434652325.4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58" calcext:value-type="percentage">
            <text:p>68.58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58" calcext:value-type="percentage">
            <text:p>87.58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percentage" office:value="0.798033333333333" calcext:value-type="percentage">
            <text:p>79.80%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08" calcext:value-type="percentage">
            <text:p>21.08%</text:p>
          </table:table-cell>
          <table:table-cell office:value-type="percentage" office:value="0.2417" calcext:value-type="percentage">
            <text:p>24.17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658" calcext:value-type="percentage">
            <text:p>26.58%</text:p>
          </table:table-cell>
          <table:table-cell office:value-type="percentage" office:value="0.27" calcext:value-type="percentage">
            <text:p>27.00%</text:p>
          </table:table-cell>
          <table:table-cell table:formula="of:=AVERAGE([.D3:.I3])" office:value-type="percentage" office:value="0.237633333333333" calcext:value-type="percentage">
            <text:p>23.76%</text:p>
          </table:table-cell>
        </table:table-row>
        <table:table-row table:style-name="ro1">
          <table:table-cell office:value-type="string" calcext:value-type="string">
            <text:p>run6_ep09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75" calcext:value-type="percentage">
            <text:p>65.75%</text:p>
          </table:table-cell>
          <table:table-cell office:value-type="percentage" office:value="0.6983" calcext:value-type="percentage">
            <text:p>69.83%</text:p>
          </table:table-cell>
          <table:table-cell office:value-type="percentage" office:value="0.7417" calcext:value-type="percentage">
            <text:p>74.17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175" calcext:value-type="percentage">
            <text:p>81.75%</text:p>
          </table:table-cell>
          <table:table-cell table:formula="of:=AVERAGE([.D4:.I4])" office:value-type="percentage" office:value="0.7525" calcext:value-type="percentage">
            <text:p>75.25%</text:p>
          </table:table-cell>
        </table:table-row>
      </table:table>
      <table:table table:name="test_0047#2015_06_18_20_59_58_1434653998.32" table:style-name="ta1">
        <table:table-column table:style-name="co2" table:number-columns-repeated="3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17" calcext:value-type="percentage">
            <text:p>70.17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58" calcext:value-type="percentage">
            <text:p>79.58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08" calcext:value-type="percentage">
            <text:p>88.08%</text:p>
          </table:table-cell>
          <table:table-cell table:formula="of:=AVERAGE([.D2:.I2])" office:value-type="percentage" office:value="0.804716666666667" calcext:value-type="percentage">
            <text:p>80.47%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65" calcext:value-type="percentage">
            <text:p>26.50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46533333333333" calcext:value-type="percentage">
            <text:p>24.65%</text:p>
          </table:table-cell>
        </table:table-row>
        <table:table-row table:style-name="ro1">
          <table:table-cell office:value-type="string" calcext:value-type="string">
            <text:p>run6_ep09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5" calcext:value-type="percentage">
            <text:p>66.50%</text:p>
          </table:table-cell>
          <table:table-cell office:value-type="percentage" office:value="0.725" calcext:value-type="percentage">
            <text:p>72.50%</text:p>
          </table:table-cell>
          <table:table-cell office:value-type="percentage" office:value="0.7633" calcext:value-type="percentage">
            <text:p>76.33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63883333333333" calcext:value-type="percentage">
            <text:p>76.39%</text:p>
          </table:table-cell>
        </table:table-row>
      </table:table>
      <table:table table:name="test_0048#2015_06_18_21_28_27_1434655707.23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75" calcext:value-type="percentage">
            <text:p>69.75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8025" calcext:value-type="percentage">
            <text:p>80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39" calcext:value-type="percentage">
            <text:p>80.39%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9866666666667" calcext:value-type="percentage">
            <text:p>24.99%</text:p>
          </table:table-cell>
        </table:table-row>
        <table:table-row table:style-name="ro1">
          <table:table-cell office:value-type="string" calcext:value-type="string">
            <text:p>run6_ep08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08" calcext:value-type="percentage">
            <text:p>66.08%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75" calcext:value-type="percentage">
            <text:p>78.75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582" calcext:value-type="percentage">
            <text:p>75.82%</text:p>
          </table:table-cell>
        </table:table-row>
      </table:table>
      <table:table table:name="test_0049#2015_06_18_21_57_23_1434657443.45" table:style-name="ta1">
        <table:table-column table:style-name="co20" table:number-columns-repeated="2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283" calcext:value-type="percentage">
            <text:p>72.83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783" calcext:value-type="percentage">
            <text:p>87.83%</text:p>
          </table:table-cell>
          <table:table-cell table:formula="of:=AVERAGE([.D2:.I2])" office:value-type="percentage" office:value="0.80195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133" calcext:value-type="percentage">
            <text:p>21.33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867" calcext:value-type="percentage">
            <text:p>28.67%</text:p>
          </table:table-cell>
          <table:table-cell office:value-type="percentage" office:value="0.2692" calcext:value-type="percentage">
            <text:p>26.92%</text:p>
          </table:table-cell>
          <table:table-cell table:formula="of:=AVERAGE([.D3:.I3])" office:value-type="percentage" office:value="0.250566666666667" calcext:value-type="percentage">
            <text:p>25.06%</text:p>
          </table:table-cell>
        </table:table-row>
        <table:table-row table:style-name="ro1">
          <table:table-cell office:value-type="string" calcext:value-type="string">
            <text:p>run6_ep08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17" calcext:value-type="percentage">
            <text:p>65.17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08" calcext:value-type="percentage">
            <text:p>82.08%</text:p>
          </table:table-cell>
          <table:table-cell table:formula="of:=AVERAGE([.D4:.I4])" office:value-type="percentage" office:value="0.755433333333333" calcext:value-type="percentage">
            <text:p>75.54%</text:p>
          </table:table-cell>
        </table:table-row>
      </table:table>
      <table:table table:name="test_0050#2015_06_18_22_25_29_1434659129.4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6" table:default-cell-style-name="ce1"/>
        <table:table-column table:style-name="co26" table:default-cell-style-name="ce2"/>
        <table:table-column table:style-name="co27" table:number-columns-repeated="1014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99183333333333" calcext:value-type="percentage">
            <text:p>79.9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8" calcext:value-type="percentage">
            <text:p>19.58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683" calcext:value-type="percentage">
            <text:p>26.83%</text:p>
          </table:table-cell>
          <table:table-cell office:value-type="percentage" office:value="0.3142" calcext:value-type="percentage">
            <text:p>31.42%</text:p>
          </table:table-cell>
          <table:table-cell office:value-type="percentage" office:value="0.2975" calcext:value-type="percentage">
            <text:p>29.75%</text:p>
          </table:table-cell>
          <table:table-cell table:formula="of:=AVERAGE([.D3:.I3])" office:value-type="percentage" office:value="0.262216666666667" calcext:value-type="percentage">
            <text:p>26.22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08" calcext:value-type="percentage">
            <text:p>65.08%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608" calcext:value-type="percentage">
            <text:p>76.08%</text:p>
          </table:table-cell>
          <table:table-cell office:value-type="percentage" office:value="0.7917" calcext:value-type="percentage">
            <text:p>79.17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58183333333333" calcext:value-type="percentage">
            <text:p>75.82%</text:p>
          </table:table-cell>
          <table:table-cell table:number-columns-repeated="1014"/>
        </table:table-row>
      </table:table>
      <table:table table:name="test_0051#2015_06_18_22_53_29_1434660809.88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6" table:default-cell-style-name="ce1"/>
        <table:table-column table:style-name="co26" table:default-cell-style-name="ce2"/>
        <table:table-column table:style-name="co27" table:number-columns-repeated="1014" table:default-cell-style-name="Default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342" calcext:value-type="percentage">
            <text:p>73.42%</text:p>
          </table:table-cell>
          <table:table-cell office:value-type="percentage" office:value="0.7967" calcext:value-type="percentage">
            <text:p>79.67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92" calcext:value-type="percentage">
            <text:p>87.92%</text:p>
          </table:table-cell>
          <table:table-cell table:formula="of:=AVERAGE([.D2:.I2])" office:value-type="percentage" office:value="0.803616666666667" calcext:value-type="percentage">
            <text:p>80.36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83" calcext:value-type="percentage">
            <text:p>19.83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41516666666667" calcext:value-type="percentage">
            <text:p>24.1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un6_ep08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" calcext:value-type="percentage">
            <text:p>77.00%</text:p>
          </table:table-cell>
          <table:table-cell office:value-type="percentage" office:value="0.79" calcext:value-type="percentage">
            <text:p>79.00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643" calcext:value-type="percentage">
            <text:p>76.43%</text:p>
          </table:table-cell>
          <table:table-cell table:number-columns-repeated="1014"/>
        </table:table-row>
      </table:table>
      <table:table table:name="test_0052#2015_06_18_23_21_18_1434662478.9" table:style-name="ta1">
        <table:table-column table:style-name="co2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807083333333333" calcext:value-type="percentage">
            <text:p>80.71%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517" calcext:value-type="percentage">
            <text:p>25.17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58" calcext:value-type="percentage">
            <text:p>26.58%</text:p>
          </table:table-cell>
          <table:table-cell table:formula="of:=AVERAGE([.D3:.I3])" office:value-type="percentage" office:value="0.245433333333333" calcext:value-type="percentage">
            <text:p>24.54%</text:p>
          </table:table-cell>
        </table:table-row>
        <table:table-row table:style-name="ro1">
          <table:table-cell office:value-type="string" calcext:value-type="string">
            <text:p>run6_ep07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717" calcext:value-type="percentage">
            <text:p>67.1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67" calcext:value-type="percentage">
            <text:p>75.67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333" calcext:value-type="percentage">
            <text:p>83.33%</text:p>
          </table:table-cell>
          <table:table-cell table:formula="of:=AVERAGE([.D4:.I4])" office:value-type="percentage" office:value="0.76085" calcext:value-type="percentage">
            <text:p>76.09%</text:p>
          </table:table-cell>
        </table:table-row>
      </table:table>
      <table:table table:name="test_0053#2015_06_18_23_49_18_1434664158.31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1966666666667" calcext:value-type="percentage">
            <text:p>80.20%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75" calcext:value-type="percentage">
            <text:p>19.75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25" calcext:value-type="percentage">
            <text:p>26.25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17" calcext:value-type="percentage">
            <text:p>28.17%</text:p>
          </table:table-cell>
          <table:table-cell office:value-type="percentage" office:value="0.2808" calcext:value-type="percentage">
            <text:p>28.08%</text:p>
          </table:table-cell>
          <table:table-cell table:formula="of:=AVERAGE([.D3:.I3])" office:value-type="percentage" office:value="0.252783333333333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run6_ep07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25" calcext:value-type="percentage">
            <text:p>66.25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475" calcext:value-type="percentage">
            <text:p>74.7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75" calcext:value-type="percentage">
            <text:p>81.7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8883333333333" calcext:value-type="percentage">
            <text:p>75.89%</text:p>
          </table:table-cell>
        </table:table-row>
      </table:table>
      <table:table table:name="test_0054#2015_06_19_00_17_12_1434665832.93" table:style-name="ta1">
        <table:table-column table:style-name="co2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3" calcext:value-type="percentage">
            <text:p>73.00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442" calcext:value-type="percentage">
            <text:p>84.42%</text:p>
          </table:table-cell>
          <table:table-cell office:value-type="percentage" office:value="0.8817" calcext:value-type="percentage">
            <text:p>88.17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06816666666667" calcext:value-type="percentage">
            <text:p>80.68%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08" calcext:value-type="percentage">
            <text:p>23.08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558" calcext:value-type="percentage">
            <text:p>25.58%</text:p>
          </table:table-cell>
          <table:table-cell office:value-type="percentage" office:value="0.2875" calcext:value-type="percentage">
            <text:p>28.75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percentage" office:value="0.252766666666667" calcext:value-type="percentage">
            <text:p>25.28%</text:p>
          </table:table-cell>
        </table:table-row>
        <table:table-row table:style-name="ro1">
          <table:table-cell office:value-type="string" calcext:value-type="string">
            <text:p>run6_ep070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192" calcext:value-type="percentage">
            <text:p>71.92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242" calcext:value-type="percentage">
            <text:p>82.42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6666666666667" calcext:value-type="percentage">
            <text:p>76.67%</text:p>
          </table:table-cell>
        </table:table-row>
      </table:table>
      <table:table table:name="test_0055#2015_06_19_00_45_06_1434667506.25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408" calcext:value-type="percentage">
            <text:p>74.08%</text:p>
          </table:table-cell>
          <table:table-cell office:value-type="percentage" office:value="0.8" calcext:value-type="percentage">
            <text:p>80.00%</text:p>
          </table:table-cell>
          <table:table-cell office:value-type="percentage" office:value="0.8383" calcext:value-type="percentage">
            <text:p>83.83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775" calcext:value-type="percentage">
            <text:p>87.75%</text:p>
          </table:table-cell>
          <table:table-cell table:formula="of:=AVERAGE([.D2:.I2])" office:value-type="percentage" office:value="0.80595" calcext:value-type="percentage">
            <text:p>80.60%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642" calcext:value-type="percentage">
            <text:p>26.42%</text:p>
          </table:table-cell>
          <table:table-cell office:value-type="percentage" office:value="0.2667" calcext:value-type="percentage">
            <text:p>26.67%</text:p>
          </table:table-cell>
          <table:table-cell office:value-type="percentage" office:value="0.2883" calcext:value-type="percentage">
            <text:p>28.83%</text:p>
          </table:table-cell>
          <table:table-cell office:value-type="percentage" office:value="0.2833" calcext:value-type="percentage">
            <text:p>28.33%</text:p>
          </table:table-cell>
          <table:table-cell table:formula="of:=AVERAGE([.D3:.I3])" office:value-type="percentage" office:value="0.256383333333333" calcext:value-type="percentage">
            <text:p>25.64%</text:p>
          </table:table-cell>
        </table:table-row>
        <table:table-row table:style-name="ro1">
          <table:table-cell office:value-type="string" calcext:value-type="string">
            <text:p>run6_ep06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625" calcext:value-type="percentage">
            <text:p>76.25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62916666666667" calcext:value-type="percentage">
            <text:p>76.29%</text:p>
          </table:table-cell>
        </table:table-row>
      </table:table>
      <table:table table:name="test_0056#2015_06_19_01_12_55_1434669175.62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17" calcext:value-type="percentage">
            <text:p>71.17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" calcext:value-type="percentage">
            <text:p>88.00%</text:p>
          </table:table-cell>
          <table:table-cell table:formula="of:=AVERAGE([.D2:.I2])" office:value-type="percentage" office:value="0.805283333333333" calcext:value-type="percentage">
            <text:p>80.53%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17" calcext:value-type="percentage">
            <text:p>23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767" calcext:value-type="percentage">
            <text:p>27.67%</text:p>
          </table:table-cell>
          <table:table-cell table:formula="of:=AVERAGE([.D3:.I3])" office:value-type="percentage" office:value="0.2518" calcext:value-type="percentage">
            <text:p>25.18%</text:p>
          </table:table-cell>
        </table:table-row>
        <table:table-row table:style-name="ro1">
          <table:table-cell office:value-type="string" calcext:value-type="string">
            <text:p>run6_ep06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33" calcext:value-type="percentage">
            <text:p>66.33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583" calcext:value-type="percentage">
            <text:p>75.83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67" calcext:value-type="percentage">
            <text:p>82.67%</text:p>
          </table:table-cell>
          <table:table-cell table:formula="of:=AVERAGE([.D4:.I4])" office:value-type="percentage" office:value="0.760833333333333" calcext:value-type="percentage">
            <text:p>76.08%</text:p>
          </table:table-cell>
        </table:table-row>
      </table:table>
      <table:table table:name="test_0057#2015_06_19_01_40_44_1434670844.32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17" calcext:value-type="percentage">
            <text:p>72.17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8" calcext:value-type="percentage">
            <text:p>88.00%</text:p>
          </table:table-cell>
          <table:table-cell office:value-type="percentage" office:value="0.8867" calcext:value-type="percentage">
            <text:p>88.67%</text:p>
          </table:table-cell>
          <table:table-cell table:formula="of:=AVERAGE([.D2:.I2])" office:value-type="percentage" office:value="0.805016666666667" calcext:value-type="percentage">
            <text:p>80.50%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08" calcext:value-type="percentage">
            <text:p>26.08%</text:p>
          </table:table-cell>
          <table:table-cell office:value-type="percentage" office:value="0.275" calcext:value-type="percentage">
            <text:p>27.50%</text:p>
          </table:table-cell>
          <table:table-cell office:value-type="percentage" office:value="0.2983" calcext:value-type="percentage">
            <text:p>29.83%</text:p>
          </table:table-cell>
          <table:table-cell office:value-type="percentage" office:value="0.2917" calcext:value-type="percentage">
            <text:p>29.17%</text:p>
          </table:table-cell>
          <table:table-cell table:formula="of:=AVERAGE([.D3:.I3])" office:value-type="percentage" office:value="0.2604" calcext:value-type="percentage">
            <text:p>26.04%</text:p>
          </table:table-cell>
        </table:table-row>
        <table:table-row table:style-name="ro1">
          <table:table-cell office:value-type="string" calcext:value-type="string">
            <text:p>run6_ep06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42" calcext:value-type="percentage">
            <text:p>66.42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95" calcext:value-type="percentage">
            <text:p>79.50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83" calcext:value-type="percentage">
            <text:p>82.83%</text:p>
          </table:table-cell>
          <table:table-cell table:formula="of:=AVERAGE([.D4:.I4])" office:value-type="percentage" office:value="0.762633333333333" calcext:value-type="percentage">
            <text:p>76.26%</text:p>
          </table:table-cell>
        </table:table-row>
      </table:table>
      <table:table table:name="test_0058#2015_06_19_02_08_38_1434672518.01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975" calcext:value-type="percentage">
            <text:p>79.75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808" calcext:value-type="percentage">
            <text:p>88.08%</text:p>
          </table:table-cell>
          <table:table-cell office:value-type="percentage" office:value="0.8892" calcext:value-type="percentage">
            <text:p>88.92%</text:p>
          </table:table-cell>
          <table:table-cell table:formula="of:=AVERAGE([.D2:.I2])" office:value-type="percentage" office:value="0.804583333333333" calcext:value-type="percentage">
            <text:p>80.46%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58" calcext:value-type="percentage">
            <text:p>20.58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633" calcext:value-type="percentage">
            <text:p>26.3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892" calcext:value-type="percentage">
            <text:p>28.92%</text:p>
          </table:table-cell>
          <table:table-cell office:value-type="percentage" office:value="0.2775" calcext:value-type="percentage">
            <text:p>27.75%</text:p>
          </table:table-cell>
          <table:table-cell table:formula="of:=AVERAGE([.D3:.I3])" office:value-type="percentage" office:value="0.255" calcext:value-type="percentage">
            <text:p>25.50%</text:p>
          </table:table-cell>
        </table:table-row>
        <table:table-row table:style-name="ro1">
          <table:table-cell office:value-type="string" calcext:value-type="string">
            <text:p>run6_ep05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92" calcext:value-type="percentage">
            <text:p>65.92%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55" calcext:value-type="percentage">
            <text:p>75.50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3" calcext:value-type="percentage">
            <text:p>83.00%</text:p>
          </table:table-cell>
          <table:table-cell table:formula="of:=AVERAGE([.D4:.I4])" office:value-type="percentage" office:value="0.759583333333333" calcext:value-type="percentage">
            <text:p>75.96%</text:p>
          </table:table-cell>
        </table:table-row>
      </table:table>
      <table:table table:name="test_0059#2015_06_19_02_36_41_1434674202.0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1" calcext:value-type="percentage">
            <text:p>71.00%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892" calcext:value-type="percentage">
            <text:p>78.92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percentage" office:value="0.804316666666667" calcext:value-type="percentage">
            <text:p>80.43%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" calcext:value-type="percentage">
            <text:p>19.00%</text:p>
          </table:table-cell>
          <table:table-cell office:value-type="percentage" office:value="0.2208" calcext:value-type="percentage">
            <text:p>22.08%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55" calcext:value-type="percentage">
            <text:p>25.50%</text:p>
          </table:table-cell>
          <table:table-cell table:formula="of:=AVERAGE([.D3:.I3])" office:value-type="percentage" office:value="0.239166666666667" calcext:value-type="percentage">
            <text:p>23.92%</text:p>
          </table:table-cell>
        </table:table-row>
        <table:table-row table:style-name="ro1">
          <table:table-cell office:value-type="string" calcext:value-type="string">
            <text:p>run6_ep054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15" calcext:value-type="percentage">
            <text:p>71.50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167" calcext:value-type="percentage">
            <text:p>81.67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7766666666667" calcext:value-type="percentage">
            <text:p>75.78%</text:p>
          </table:table-cell>
        </table:table-row>
      </table:table>
      <table:table table:name="test_0060#2015_06_19_03_04_27_1434675867.75" table:style-name="ta1">
        <table:table-column table:style-name="co1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25" calcext:value-type="percentage">
            <text:p>70.25%</text:p>
          </table:table-cell>
          <table:table-cell office:value-type="percentage" office:value="0.7333" calcext:value-type="percentage">
            <text:p>73.33%</text:p>
          </table:table-cell>
          <table:table-cell office:value-type="percentage" office:value="0.7983" calcext:value-type="percentage">
            <text:p>79.83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5416666666667" calcext:value-type="percentage">
            <text:p>80.54%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4" calcext:value-type="percentage">
            <text:p>24.00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percentage" office:value="0.232783333333333" calcext:value-type="percentage">
            <text:p>23.28%</text:p>
          </table:table-cell>
        </table:table-row>
        <table:table-row table:style-name="ro1">
          <table:table-cell office:value-type="string" calcext:value-type="string">
            <text:p>run6_ep05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7083" calcext:value-type="percentage">
            <text:p>70.83%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85" calcext:value-type="percentage">
            <text:p>78.50%</text:p>
          </table:table-cell>
          <table:table-cell office:value-type="percentage" office:value="0.815" calcext:value-type="percentage">
            <text:p>81.50%</text:p>
          </table:table-cell>
          <table:table-cell office:value-type="percentage" office:value="0.8225" calcext:value-type="percentage">
            <text:p>82.25%</text:p>
          </table:table-cell>
          <table:table-cell table:formula="of:=AVERAGE([.D4:.I4])" office:value-type="percentage" office:value="0.755683333333333" calcext:value-type="percentage">
            <text:p>75.57%</text:p>
          </table:table-cell>
        </table:table-row>
      </table:table>
      <table:table table:name="test_0061#2015_06_19_03_32_18_1434677538.06" table:style-name="ta1">
        <table:table-column table:style-name="co3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267" calcext:value-type="percentage">
            <text:p>72.67%</text:p>
          </table:table-cell>
          <table:table-cell office:value-type="percentage" office:value="0.7858" calcext:value-type="percentage">
            <text:p>78.58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75" calcext:value-type="percentage">
            <text:p>88.75%</text:p>
          </table:table-cell>
          <table:table-cell table:formula="of:=AVERAGE([.D2:.I2])" office:value-type="percentage" office:value="0.802366666666667" calcext:value-type="percentage">
            <text:p>80.24%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67" calcext:value-type="percentage">
            <text:p>18.67%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325" calcext:value-type="percentage">
            <text:p>23.25%</text:p>
          </table:table-cell>
          <table:table-cell office:value-type="percentage" office:value="0.2392" calcext:value-type="percentage">
            <text:p>23.92%</text:p>
          </table:table-cell>
          <table:table-cell office:value-type="percentage" office:value="0.2575" calcext:value-type="percentage">
            <text:p>25.75%</text:p>
          </table:table-cell>
          <table:table-cell office:value-type="percentage" office:value="0.2458" calcext:value-type="percentage">
            <text:p>24.58%</text:p>
          </table:table-cell>
          <table:table-cell table:formula="of:=AVERAGE([.D3:.I3])" office:value-type="percentage" office:value="0.228066666666667" calcext:value-type="percentage">
            <text:p>22.81%</text:p>
          </table:table-cell>
        </table:table-row>
        <table:table-row table:style-name="ro1">
          <table:table-cell office:value-type="string" calcext:value-type="string">
            <text:p>run6_ep04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675" calcext:value-type="percentage">
            <text:p>66.75%</text:p>
          </table:table-cell>
          <table:table-cell office:value-type="percentage" office:value="0.7142" calcext:value-type="percentage">
            <text:p>71.42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60433333333333" calcext:value-type="percentage">
            <text:p>76.04%</text:p>
          </table:table-cell>
        </table:table-row>
      </table:table>
      <table:table table:name="test_0062#2015_06_19_04_00_13_1434679213.41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5" calcext:value-type="percentage">
            <text:p>69.50%</text:p>
          </table:table-cell>
          <table:table-cell office:value-type="percentage" office:value="0.7158" calcext:value-type="percentage">
            <text:p>71.58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283" calcext:value-type="percentage">
            <text:p>82.83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17" calcext:value-type="percentage">
            <text:p>88.17%</text:p>
          </table:table-cell>
          <table:table-cell table:formula="of:=AVERAGE([.D2:.I2])" office:value-type="percentage" office:value="0.794866666666667" calcext:value-type="percentage">
            <text:p>79.49%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15" calcext:value-type="percentage">
            <text:p>21.5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767" calcext:value-type="percentage">
            <text:p>27.67%</text:p>
          </table:table-cell>
          <table:table-cell office:value-type="percentage" office:value="0.2633" calcext:value-type="percentage">
            <text:p>26.33%</text:p>
          </table:table-cell>
          <table:table-cell table:formula="of:=AVERAGE([.D3:.I3])" office:value-type="percentage" office:value="0.239316666666667" calcext:value-type="percentage">
            <text:p>23.93%</text:p>
          </table:table-cell>
        </table:table-row>
        <table:table-row table:style-name="ro1">
          <table:table-cell office:value-type="string" calcext:value-type="string">
            <text:p>run6_ep047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7008" calcext:value-type="percentage">
            <text:p>70.08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183" calcext:value-type="percentage">
            <text:p>81.8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6083333333333" calcext:value-type="percentage">
            <text:p>75.61%</text:p>
          </table:table-cell>
        </table:table-row>
      </table:table>
      <table:table table:name="test_0063#2015_06_19_04_27_59_1434680879.45" table:style-name="ta1">
        <table:table-column table:style-name="co8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33" calcext:value-type="percentage">
            <text:p>70.33%</text:p>
          </table:table-cell>
          <table:table-cell office:value-type="percentage" office:value="0.7317" calcext:value-type="percentage">
            <text:p>73.17%</text:p>
          </table:table-cell>
          <table:table-cell office:value-type="percentage" office:value="0.7925" calcext:value-type="percentage">
            <text:p>79.25%</text:p>
          </table:table-cell>
          <table:table-cell office:value-type="percentage" office:value="0.8317" calcext:value-type="percentage">
            <text:p>83.17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802933333333333" calcext:value-type="percentage">
            <text:p>80.29%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5" calcext:value-type="percentage">
            <text:p>20.50%</text:p>
          </table:table-cell>
          <table:table-cell office:value-type="percentage" office:value="0.2333" calcext:value-type="percentage">
            <text:p>23.33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42" calcext:value-type="percentage">
            <text:p>24.42%</text:p>
          </table:table-cell>
          <table:table-cell office:value-type="percentage" office:value="0.2358" calcext:value-type="percentage">
            <text:p>23.58%</text:p>
          </table:table-cell>
          <table:table-cell table:formula="of:=AVERAGE([.D3:.I3])" office:value-type="percentage" office:value="0.222633333333333" calcext:value-type="percentage">
            <text:p>22.26%</text:p>
          </table:table-cell>
        </table:table-row>
        <table:table-row table:style-name="ro1">
          <table:table-cell office:value-type="string" calcext:value-type="string">
            <text:p>run6_ep045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" calcext:value-type="percentage">
            <text:p>65.00%</text:p>
          </table:table-cell>
          <table:table-cell office:value-type="percentage" office:value="0.6892" calcext:value-type="percentage">
            <text:p>68.92%</text:p>
          </table:table-cell>
          <table:table-cell office:value-type="percentage" office:value="0.7575" calcext:value-type="percentage">
            <text:p>75.75%</text:p>
          </table:table-cell>
          <table:table-cell office:value-type="percentage" office:value="0.7842" calcext:value-type="percentage">
            <text:p>78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2783333333333" calcext:value-type="percentage">
            <text:p>75.28%</text:p>
          </table:table-cell>
        </table:table-row>
      </table:table>
      <table:table table:name="test_0064#2015_06_19_04_55_48_1434682548.53" table:style-name="ta1">
        <table:table-column table:style-name="co15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33" calcext:value-type="percentage">
            <text:p>69.33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17" calcext:value-type="percentage">
            <text:p>87.17%</text:p>
          </table:table-cell>
          <table:table-cell office:value-type="percentage" office:value="0.8883" calcext:value-type="percentage">
            <text:p>88.83%</text:p>
          </table:table-cell>
          <table:table-cell table:formula="of:=AVERAGE([.D2:.I2])" office:value-type="percentage" office:value="0.79721666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483" calcext:value-type="percentage">
            <text:p>24.83%</text:p>
          </table:table-cell>
          <table:table-cell office:value-type="percentage" office:value="0.255" calcext:value-type="percentage">
            <text:p>25.50%</text:p>
          </table:table-cell>
          <table:table-cell office:value-type="percentage" office:value="0.29" calcext:value-type="percentage">
            <text:p>29.00%</text:p>
          </table:table-cell>
          <table:table-cell office:value-type="percentage" office:value="0.2742" calcext:value-type="percentage">
            <text:p>27.42%</text:p>
          </table:table-cell>
          <table:table-cell table:formula="of:=AVERAGE([.D3:.I3])" office:value-type="percentage" office:value="0.24875" calcext:value-type="percentage">
            <text:p>24.88%</text:p>
          </table:table-cell>
        </table:table-row>
        <table:table-row table:style-name="ro1">
          <table:table-cell office:value-type="string" calcext:value-type="string">
            <text:p>run6_ep04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83" calcext:value-type="percentage">
            <text:p>65.83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75" calcext:value-type="percentage">
            <text:p>82.75%</text:p>
          </table:table-cell>
          <table:table-cell table:formula="of:=AVERAGE([.D4:.I4])" office:value-type="percentage" office:value="0.7575" calcext:value-type="percentage">
            <text:p>75.75%</text:p>
          </table:table-cell>
        </table:table-row>
      </table:table>
      <table:table table:name="test_0065#2015_06_19_05_23_52_1434684232.14" table:style-name="ta1">
        <table:table-column table:style-name="co1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942" calcext:value-type="percentage">
            <text:p>69.42%</text:p>
          </table:table-cell>
          <table:table-cell office:value-type="percentage" office:value="0.7092" calcext:value-type="percentage">
            <text:p>70.92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25" calcext:value-type="percentage">
            <text:p>83.25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842" calcext:value-type="percentage">
            <text:p>88.42%</text:p>
          </table:table-cell>
          <table:table-cell table:formula="of:=AVERAGE([.D2:.I2])" office:value-type="percentage" office:value="0.795716666666667" calcext:value-type="percentage">
            <text:p>79.57%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142" calcext:value-type="percentage">
            <text:p>21.42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92" calcext:value-type="percentage">
            <text:p>24.92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85" calcext:value-type="percentage">
            <text:p>28.50%</text:p>
          </table:table-cell>
          <table:table-cell table:formula="of:=AVERAGE([.D3:.I3])" office:value-type="percentage" office:value="0.24445" calcext:value-type="percentage">
            <text:p>24.45%</text:p>
          </table:table-cell>
        </table:table-row>
        <table:table-row table:style-name="ro1">
          <table:table-cell office:value-type="string" calcext:value-type="string">
            <text:p>run6_ep03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75" calcext:value-type="percentage">
            <text:p>64.75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542" calcext:value-type="percentage">
            <text:p>75.42%</text:p>
          </table:table-cell>
          <table:table-cell office:value-type="percentage" office:value="0.7733" calcext:value-type="percentage">
            <text:p>77.33%</text:p>
          </table:table-cell>
          <table:table-cell office:value-type="percentage" office:value="0.82" calcext:value-type="percentage">
            <text:p>82.00%</text:p>
          </table:table-cell>
          <table:table-cell office:value-type="percentage" office:value="0.8292" calcext:value-type="percentage">
            <text:p>82.92%</text:p>
          </table:table-cell>
          <table:table-cell table:formula="of:=AVERAGE([.D4:.I4])" office:value-type="percentage" office:value="0.753483333333333" calcext:value-type="percentage">
            <text:p>75.35%</text:p>
          </table:table-cell>
        </table:table-row>
      </table:table>
      <table:table table:name="test_0066#2015_06_19_05_51_43_1434685903.83" table:style-name="ta1">
        <table:table-column table:style-name="co2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705" calcext:value-type="percentage">
            <text:p>70.50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3" calcext:value-type="percentage">
            <text:p>83.00%</text:p>
          </table:table-cell>
          <table:table-cell office:value-type="percentage" office:value="0.8658" calcext:value-type="percentage">
            <text:p>86.58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5816666666667" calcext:value-type="percentage">
            <text:p>79.58%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92" calcext:value-type="percentage">
            <text:p>19.92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2592" calcext:value-type="percentage">
            <text:p>25.92%</text:p>
          </table:table-cell>
          <table:table-cell office:value-type="percentage" office:value="0.2717" calcext:value-type="percentage">
            <text:p>27.17%</text:p>
          </table:table-cell>
          <table:table-cell office:value-type="percentage" office:value="0.3025" calcext:value-type="percentage">
            <text:p>30.25%</text:p>
          </table:table-cell>
          <table:table-cell office:value-type="percentage" office:value="0.2875" calcext:value-type="percentage">
            <text:p>28.75%</text:p>
          </table:table-cell>
          <table:table-cell table:formula="of:=AVERAGE([.D3:.I3])" office:value-type="percentage" office:value="0.257516666666667" calcext:value-type="percentage">
            <text:p>25.75%</text:p>
          </table:table-cell>
        </table:table-row>
        <table:table-row table:style-name="ro1">
          <table:table-cell office:value-type="string" calcext:value-type="string">
            <text:p>run6_ep03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9" calcext:value-type="percentage">
            <text:p>69.00%</text:p>
          </table:table-cell>
          <table:table-cell office:value-type="percentage" office:value="0.74" calcext:value-type="percentage">
            <text:p>74.00%</text:p>
          </table:table-cell>
          <table:table-cell office:value-type="percentage" office:value="0.7758" calcext:value-type="percentage">
            <text:p>77.58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25" calcext:value-type="percentage">
            <text:p>82.50%</text:p>
          </table:table-cell>
          <table:table-cell table:formula="of:=AVERAGE([.D4:.I4])" office:value-type="percentage" office:value="0.7482" calcext:value-type="percentage">
            <text:p>74.82%</text:p>
          </table:table-cell>
        </table:table-row>
      </table:table>
      <table:table table:name="test_0067#2015_06_19_06_19_34_1434687574.2" table:style-name="ta1">
        <table:table-column table:style-name="co32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" calcext:value-type="percentage">
            <text:p>72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5" calcext:value-type="percentage">
            <text:p>83.50%</text:p>
          </table:table-cell>
          <table:table-cell office:value-type="percentage" office:value="0.8742" calcext:value-type="percentage">
            <text:p>87.42%</text:p>
          </table:table-cell>
          <table:table-cell office:value-type="percentage" office:value="0.8767" calcext:value-type="percentage">
            <text:p>87.67%</text:p>
          </table:table-cell>
          <table:table-cell table:formula="of:=AVERAGE([.D2:.I2])" office:value-type="percentage" office:value="0.795016666666667" calcext:value-type="percentage">
            <text:p>79.50%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142" calcext:value-type="percentage">
            <text:p>21.42%</text:p>
          </table:table-cell>
          <table:table-cell table:number-columns-repeated="2" office:value-type="percentage" office:value="0.245" calcext:value-type="percentage">
            <text:p>24.50%</text:p>
          </table:table-cell>
          <table:table-cell office:value-type="percentage" office:value="0.2675" calcext:value-type="percentage">
            <text:p>26.75%</text:p>
          </table:table-cell>
          <table:table-cell office:value-type="percentage" office:value="0.2683" calcext:value-type="percentage">
            <text:p>26.83%</text:p>
          </table:table-cell>
          <table:table-cell table:formula="of:=AVERAGE([.D3:.I3])" office:value-type="percentage" office:value="0.240416666666667" calcext:value-type="percentage">
            <text:p>24.04%</text:p>
          </table:table-cell>
        </table:table-row>
        <table:table-row table:style-name="ro1">
          <table:table-cell office:value-type="string" calcext:value-type="string">
            <text:p>run6_ep036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42" calcext:value-type="percentage">
            <text:p>63.42%</text:p>
          </table:table-cell>
          <table:table-cell office:value-type="percentage" office:value="0.6925" calcext:value-type="percentage">
            <text:p>69.25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49583333333333" calcext:value-type="percentage">
            <text:p>74.96%</text:p>
          </table:table-cell>
        </table:table-row>
      </table:table>
      <table:table table:name="test_0068#2015_06_19_06_47_27_1434689247.13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83" calcext:value-type="percentage">
            <text:p>71.83%</text:p>
          </table:table-cell>
          <table:table-cell office:value-type="percentage" office:value="0.7825" calcext:value-type="percentage">
            <text:p>78.25%</text:p>
          </table:table-cell>
          <table:table-cell office:value-type="percentage" office:value="0.8375" calcext:value-type="percentage">
            <text:p>83.75%</text:p>
          </table:table-cell>
          <table:table-cell office:value-type="percentage" office:value="0.8725" calcext:value-type="percentage">
            <text:p>87.25%</text:p>
          </table:table-cell>
          <table:table-cell office:value-type="percentage" office:value="0.885" calcext:value-type="percentage">
            <text:p>88.50%</text:p>
          </table:table-cell>
          <table:table-cell table:formula="of:=AVERAGE([.D2:.I2])" office:value-type="percentage" office:value="0.797216666666667" calcext:value-type="percentage">
            <text:p>79.72%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33" calcext:value-type="percentage">
            <text:p>20.33%</text:p>
          </table:table-cell>
          <table:table-cell office:value-type="percentage" office:value="0.2175" calcext:value-type="percentage">
            <text:p>21.75%</text:p>
          </table:table-cell>
          <table:table-cell office:value-type="percentage" office:value="0.2458" calcext:value-type="percentage">
            <text:p>24.58%</text:p>
          </table:table-cell>
          <table:table-cell office:value-type="percentage" office:value="0.2525" calcext:value-type="percentage">
            <text:p>25.25%</text:p>
          </table:table-cell>
          <table:table-cell office:value-type="percentage" office:value="0.2858" calcext:value-type="percentage">
            <text:p>28.58%</text:p>
          </table:table-cell>
          <table:table-cell office:value-type="percentage" office:value="0.2867" calcext:value-type="percentage">
            <text:p>28.67%</text:p>
          </table:table-cell>
          <table:table-cell table:formula="of:=AVERAGE([.D3:.I3])" office:value-type="percentage" office:value="0.2486" calcext:value-type="percentage">
            <text:p>24.86%</text:p>
          </table:table-cell>
        </table:table-row>
        <table:table-row table:style-name="ro1">
          <table:table-cell office:value-type="string" calcext:value-type="string">
            <text:p>run6_ep03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533" calcext:value-type="percentage">
            <text:p>65.33%</text:p>
          </table:table-cell>
          <table:table-cell office:value-type="percentage" office:value="0.6917" calcext:value-type="percentage">
            <text:p>69.17%</text:p>
          </table:table-cell>
          <table:table-cell office:value-type="percentage" office:value="0.7525" calcext:value-type="percentage">
            <text:p>75.25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142" calcext:value-type="percentage">
            <text:p>81.42%</text:p>
          </table:table-cell>
          <table:table-cell office:value-type="percentage" office:value="0.8192" calcext:value-type="percentage">
            <text:p>81.92%</text:p>
          </table:table-cell>
          <table:table-cell table:formula="of:=AVERAGE([.D4:.I4])" office:value-type="percentage" office:value="0.751816666666667" calcext:value-type="percentage">
            <text:p>75.18%</text:p>
          </table:table-cell>
        </table:table-row>
      </table:table>
      <table:table table:name="test_0069#2015_06_19_07_15_25_1434690925.41" table:style-name="ta1">
        <table:table-column table:style-name="co13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7108" calcext:value-type="percentage">
            <text:p>71.08%</text:p>
          </table:table-cell>
          <table:table-cell office:value-type="percentage" office:value="0.78" calcext:value-type="percentage">
            <text:p>78.00%</text:p>
          </table:table-cell>
          <table:table-cell office:value-type="percentage" office:value="0.8333" calcext:value-type="percentage">
            <text:p>83.33%</text:p>
          </table:table-cell>
          <table:table-cell office:value-type="percentage" office:value="0.8767" calcext:value-type="percentage">
            <text:p>87.67%</text:p>
          </table:table-cell>
          <table:table-cell office:value-type="percentage" office:value="0.8825" calcext:value-type="percentage">
            <text:p>88.25%</text:p>
          </table:table-cell>
          <table:table-cell table:formula="of:=AVERAGE([.D2:.I2])" office:value-type="percentage" office:value="0.793883333333333" calcext:value-type="percentage">
            <text:p>79.39%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67" calcext:value-type="percentage">
            <text:p>20.67%</text:p>
          </table:table-cell>
          <table:table-cell office:value-type="percentage" office:value="0.2183" calcext:value-type="percentage">
            <text:p>21.83%</text:p>
          </table:table-cell>
          <table:table-cell office:value-type="percentage" office:value="0.2433" calcext:value-type="percentage">
            <text:p>24.33%</text:p>
          </table:table-cell>
          <table:table-cell office:value-type="percentage" office:value="0.2542" calcext:value-type="percentage">
            <text:p>25.42%</text:p>
          </table:table-cell>
          <table:table-cell office:value-type="percentage" office:value="0.2808" calcext:value-type="percentage">
            <text:p>28.08%</text:p>
          </table:table-cell>
          <table:table-cell office:value-type="percentage" office:value="0.2725" calcext:value-type="percentage">
            <text:p>27.25%</text:p>
          </table:table-cell>
          <table:table-cell table:formula="of:=AVERAGE([.D3:.I3])" office:value-type="percentage" office:value="0.245966666666667" calcext:value-type="percentage">
            <text:p>24.60%</text:p>
          </table:table-cell>
        </table:table-row>
        <table:table-row table:style-name="ro1">
          <table:table-cell office:value-type="string" calcext:value-type="string">
            <text:p>run6_ep032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08" calcext:value-type="percentage">
            <text:p>64.08%</text:p>
          </table:table-cell>
          <table:table-cell office:value-type="percentage" office:value="0.6967" calcext:value-type="percentage">
            <text:p>69.67%</text:p>
          </table:table-cell>
          <table:table-cell office:value-type="percentage" office:value="0.7467" calcext:value-type="percentage">
            <text:p>74.67%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8133" calcext:value-type="percentage">
            <text:p>81.33%</text:p>
          </table:table-cell>
          <table:table-cell office:value-type="percentage" office:value="0.8258" calcext:value-type="percentage">
            <text:p>82.58%</text:p>
          </table:table-cell>
          <table:table-cell table:formula="of:=AVERAGE([.D4:.I4])" office:value-type="percentage" office:value="0.750266666666667" calcext:value-type="percentage">
            <text:p>75.03%</text:p>
          </table:table-cell>
        </table:table-row>
      </table:table>
      <table:table table:name="test_0070#2015_06_19_07_43_18_1434692598.55" table:style-name="ta1">
        <table:table-column table:style-name="co29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75" calcext:value-type="percentage">
            <text:p>68.75%</text:p>
          </table:table-cell>
          <table:table-cell office:value-type="percentage" office:value="0.7167" calcext:value-type="percentage">
            <text:p>71.67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308" calcext:value-type="percentage">
            <text:p>83.08%</text:p>
          </table:table-cell>
          <table:table-cell office:value-type="percentage" office:value="0.8733" calcext:value-type="percentage">
            <text:p>87.3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555" calcext:value-type="percentage">
            <text:p>79.56%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92" calcext:value-type="percentage">
            <text:p>18.92%</text:p>
          </table:table-cell>
          <table:table-cell office:value-type="percentage" office:value="0.2" calcext:value-type="percentage">
            <text:p>20.00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483" calcext:value-type="percentage">
            <text:p>24.83%</text:p>
          </table:table-cell>
          <table:table-cell table:formula="of:=AVERAGE([.D3:.I3])" office:value-type="percentage" office:value="0.222783333333333" calcext:value-type="percentage">
            <text:p>22.28%</text:p>
          </table:table-cell>
        </table:table-row>
        <table:table-row table:style-name="ro1">
          <table:table-cell office:value-type="string" calcext:value-type="string">
            <text:p>run6_ep03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317" calcext:value-type="percentage">
            <text:p>63.17%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35" calcext:value-type="percentage">
            <text:p>73.50%</text:p>
          </table:table-cell>
          <table:table-cell office:value-type="percentage" office:value="0.7767" calcext:value-type="percentage">
            <text:p>77.67%</text:p>
          </table:table-cell>
          <table:table-cell office:value-type="percentage" office:value="0.8083" calcext:value-type="percentage">
            <text:p>80.83%</text:p>
          </table:table-cell>
          <table:table-cell office:value-type="percentage" office:value="0.815" calcext:value-type="percentage">
            <text:p>81.50%</text:p>
          </table:table-cell>
          <table:table-cell table:formula="of:=AVERAGE([.D4:.I4])" office:value-type="percentage" office:value="0.74125" calcext:value-type="percentage">
            <text:p>74.13%</text:p>
          </table:table-cell>
        </table:table-row>
      </table:table>
      <table:table table:name="test_0071#2015_06_19_08_12_02_1434694322.59" table:style-name="ta1">
        <table:table-column table:style-name="co31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225" calcext:value-type="percentage">
            <text:p>72.25%</text:p>
          </table:table-cell>
          <table:table-cell office:value-type="percentage" office:value="0.7792" calcext:value-type="percentage">
            <text:p>77.92%</text:p>
          </table:table-cell>
          <table:table-cell office:value-type="percentage" office:value="0.8392" calcext:value-type="percentage">
            <text:p>83.92%</text:p>
          </table:table-cell>
          <table:table-cell office:value-type="percentage" office:value="0.8783" calcext:value-type="percentage">
            <text:p>87.83%</text:p>
          </table:table-cell>
          <table:table-cell office:value-type="percentage" office:value="0.8908" calcext:value-type="percentage">
            <text:p>89.08%</text:p>
          </table:table-cell>
          <table:table-cell table:formula="of:=AVERAGE([.D2:.I2])" office:value-type="percentage" office:value="0.79875" calcext:value-type="percentage">
            <text:p>79.88%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925" calcext:value-type="percentage">
            <text:p>19.25%</text:p>
          </table:table-cell>
          <table:table-cell office:value-type="percentage" office:value="0.1917" calcext:value-type="percentage">
            <text:p>19.17%</text:p>
          </table:table-cell>
          <table:table-cell office:value-type="percentage" office:value="0.2358" calcext:value-type="percentage">
            <text:p>23.58%</text:p>
          </table:table-cell>
          <table:table-cell office:value-type="percentage" office:value="0.2283" calcext:value-type="percentage">
            <text:p>22.83%</text:p>
          </table:table-cell>
          <table:table-cell office:value-type="percentage" office:value="0.2617" calcext:value-type="percentage">
            <text:p>26.17%</text:p>
          </table:table-cell>
          <table:table-cell office:value-type="percentage" office:value="0.2608" calcext:value-type="percentage">
            <text:p>26.08%</text:p>
          </table:table-cell>
          <table:table-cell table:formula="of:=AVERAGE([.D3:.I3])" office:value-type="percentage" office:value="0.228466666666667" calcext:value-type="percentage">
            <text:p>22.85%</text:p>
          </table:table-cell>
        </table:table-row>
        <table:table-row table:style-name="ro1">
          <table:table-cell office:value-type="string" calcext:value-type="string">
            <text:p>run6_ep029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25" calcext:value-type="percentage">
            <text:p>64.25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442" calcext:value-type="percentage">
            <text:p>74.42%</text:p>
          </table:table-cell>
          <table:table-cell office:value-type="percentage" office:value="0.7808" calcext:value-type="percentage">
            <text:p>78.08%</text:p>
          </table:table-cell>
          <table:table-cell office:value-type="percentage" office:value="0.8225" calcext:value-type="percentage">
            <text:p>82.25%</text:p>
          </table:table-cell>
          <table:table-cell office:value-type="percentage" office:value="0.8233" calcext:value-type="percentage">
            <text:p>82.33%</text:p>
          </table:table-cell>
          <table:table-cell table:formula="of:=AVERAGE([.D4:.I4])" office:value-type="percentage" office:value="0.753183333333333" calcext:value-type="percentage">
            <text:p>75.32%</text:p>
          </table:table-cell>
        </table:table-row>
      </table:table>
      <table:table table:name="test_0072#2015_06_19_08_39_49_1434695989.03" table:style-name="ta1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808" calcext:value-type="percentage">
            <text:p>68.08%</text:p>
          </table:table-cell>
          <table:table-cell office:value-type="percentage" office:value="0.7067" calcext:value-type="percentage">
            <text:p>70.67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292" calcext:value-type="percentage">
            <text:p>82.92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833" calcext:value-type="percentage">
            <text:p>88.33%</text:p>
          </table:table-cell>
          <table:table-cell table:formula="of:=AVERAGE([.D2:.I2])" office:value-type="percentage" office:value="0.790416666666667" calcext:value-type="percentage">
            <text:p>79.04%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1808" calcext:value-type="percentage">
            <text:p>18.08%</text:p>
          </table:table-cell>
          <table:table-cell office:value-type="percentage" office:value="0.2025" calcext:value-type="percentage">
            <text:p>20.25%</text:p>
          </table:table-cell>
          <table:table-cell office:value-type="percentage" office:value="0.2217" calcext:value-type="percentage">
            <text:p>22.17%</text:p>
          </table:table-cell>
          <table:table-cell office:value-type="percentage" office:value="0.2367" calcext:value-type="percentage">
            <text:p>23.67%</text:p>
          </table:table-cell>
          <table:table-cell office:value-type="percentage" office:value="0.2467" calcext:value-type="percentage">
            <text:p>24.67%</text:p>
          </table:table-cell>
          <table:table-cell office:value-type="percentage" office:value="0.2542" calcext:value-type="percentage">
            <text:p>25.42%</text:p>
          </table:table-cell>
          <table:table-cell table:formula="of:=AVERAGE([.D3:.I3])" office:value-type="percentage" office:value="0.223766666666667" calcext:value-type="percentage">
            <text:p>22.38%</text:p>
          </table:table-cell>
        </table:table-row>
        <table:table-row table:style-name="ro1">
          <table:table-cell office:value-type="string" calcext:value-type="string">
            <text:p>run6_ep028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42" calcext:value-type="percentage">
            <text:p>64.42%</text:p>
          </table:table-cell>
          <table:table-cell office:value-type="percentage" office:value="0.6825" calcext:value-type="percentage">
            <text:p>68.25%</text:p>
          </table:table-cell>
          <table:table-cell office:value-type="percentage" office:value="0.7433" calcext:value-type="percentage">
            <text:p>74.33%</text:p>
          </table:table-cell>
          <table:table-cell office:value-type="percentage" office:value="0.7742" calcext:value-type="percentage">
            <text:p>77.42%</text:p>
          </table:table-cell>
          <table:table-cell office:value-type="percentage" office:value="0.8125" calcext:value-type="percentage">
            <text:p>81.25%</text:p>
          </table:table-cell>
          <table:table-cell office:value-type="percentage" office:value="0.8242" calcext:value-type="percentage">
            <text:p>82.42%</text:p>
          </table:table-cell>
          <table:table-cell table:formula="of:=AVERAGE([.D4:.I4])" office:value-type="percentage" office:value="0.746816666666667" calcext:value-type="percentage">
            <text:p>74.68%</text:p>
          </table:table-cell>
        </table:table-row>
      </table:table>
      <table:table table:name="test_0073#2015_06_19_10_52_46_1434703966.72" table:style-name="ta1">
        <table:table-column table:style-name="co17" table:default-cell-style-name="Default"/>
        <table:table-column table:style-name="co2" table:number-columns-repeated="2" table:default-cell-style-name="Default"/>
        <table:table-column table:style-name="co2" table:number-columns-repeated="6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stri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classifier</text:p>
          </table:table-cell>
          <table:table-cell table:style-name="Default" office:value-type="string" calcext:value-type="string">
            <text:p>-6dB</text:p>
          </table:table-cell>
          <table:table-cell table:style-name="Default" office:value-type="string" calcext:value-type="string">
            <text:p>-3dB</text:p>
          </table:table-cell>
          <table:table-cell table:style-name="Default" office:value-type="string" calcext:value-type="string">
            <text:p><text:s/>0dB</text:p>
          </table:table-cell>
          <table:table-cell table:style-name="Default" office:value-type="string" calcext:value-type="string">
            <text:p><text:s/>3dB</text:p>
          </table:table-cell>
          <table:table-cell table:style-name="Default" office:value-type="string" calcext:value-type="string">
            <text:p><text:s/>6dB</text:p>
          </table:table-cell>
          <table:table-cell table:style-name="Default" office:value-type="string" calcext:value-type="string">
            <text:p><text:s/>9dB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reverberated</text:p>
          </table:table-cell>
          <table:table-cell office:value-type="percentage" office:value="0.6792" calcext:value-type="percentage">
            <text:p>67.92%</text:p>
          </table:table-cell>
          <table:table-cell office:value-type="percentage" office:value="0.7058" calcext:value-type="percentage">
            <text:p>70.58%</text:p>
          </table:table-cell>
          <table:table-cell office:value-type="percentage" office:value="0.7708" calcext:value-type="percentage">
            <text:p>77.08%</text:p>
          </table:table-cell>
          <table:table-cell office:value-type="percentage" office:value="0.8258" calcext:value-type="percentage">
            <text:p>82.58%</text:p>
          </table:table-cell>
          <table:table-cell office:value-type="percentage" office:value="0.8683" calcext:value-type="percentage">
            <text:p>86.83%</text:p>
          </table:table-cell>
          <table:table-cell office:value-type="percentage" office:value="0.8733" calcext:value-type="percentage">
            <text:p>87.33%</text:p>
          </table:table-cell>
          <table:table-cell table:formula="of:=AVERAGE([.D2:.I2])" office:value-type="percentage" office:value="0.7872" calcext:value-type="percentage">
            <text:p>78.72%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clean</text:p>
          </table:table-cell>
          <table:table-cell office:value-type="percentage" office:value="0.2083" calcext:value-type="percentage">
            <text:p>20.83%</text:p>
          </table:table-cell>
          <table:table-cell office:value-type="percentage" office:value="0.2117" calcext:value-type="percentage">
            <text:p>21.17%</text:p>
          </table:table-cell>
          <table:table-cell office:value-type="percentage" office:value="0.2508" calcext:value-type="percentage">
            <text:p>25.08%</text:p>
          </table:table-cell>
          <table:table-cell office:value-type="percentage" office:value="0.2425" calcext:value-type="percentage">
            <text:p>24.25%</text:p>
          </table:table-cell>
          <table:table-cell office:value-type="percentage" office:value="0.27" calcext:value-type="percentage">
            <text:p>27.00%</text:p>
          </table:table-cell>
          <table:table-cell office:value-type="percentage" office:value="0.275" calcext:value-type="percentage">
            <text:p>27.50%</text:p>
          </table:table-cell>
          <table:table-cell table:formula="of:=AVERAGE([.D3:.I3])" office:value-type="percentage" office:value="0.24305" calcext:value-type="percentage">
            <text:p>24.31%</text:p>
          </table:table-cell>
        </table:table-row>
        <table:table-row table:style-name="ro1">
          <table:table-cell office:value-type="string" calcext:value-type="string">
            <text:p>run6_ep023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oisy</text:p>
          </table:table-cell>
          <table:table-cell office:value-type="percentage" office:value="0.6458" calcext:value-type="percentage">
            <text:p>64.58%</text:p>
          </table:table-cell>
          <table:table-cell office:value-type="percentage" office:value="0.6992" calcext:value-type="percentage">
            <text:p>69.92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7817" calcext:value-type="percentage">
            <text:p>78.17%</text:p>
          </table:table-cell>
          <table:table-cell office:value-type="percentage" office:value="0.8158" calcext:value-type="percentage">
            <text:p>81.58%</text:p>
          </table:table-cell>
          <table:table-cell office:value-type="percentage" office:value="0.82" calcext:value-type="percentage">
            <text:p>82.00%</text:p>
          </table:table-cell>
          <table:table-cell table:formula="of:=AVERAGE([.D4:.I4])" office:value-type="percentage" office:value="0.752083333333334" calcext:value-type="percentage">
            <text:p>75.2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 style:data-style-name="N2" text:time-value="10:55:03.778249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11:08.540364</meta:creation-date>
    <dc:date>2015-06-19T11:07:29.903459962</dc:date>
    <meta:generator>LibreOffice/4.2.7.2$Linux_X86_64 LibreOffice_project/420m0$Build-2</meta:generator>
    <meta:editing-cycles>89</meta:editing-cycles>
    <meta:editing-duration>PT10M7S</meta:editing-duration>
    <meta:document-statistic meta:table-count="75" meta:cell-count="3010" meta:object-count="0"/>
  </office:meta>
</office:document-meta>
</file>